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usehol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[.A1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1]&amp;[.C1]&amp;&quot;');&quot;" office:value-type="string" office:string-value="$table-&gt;string('nome');" calcext:value-type="string">
            <text:p>$table-&gt;string('nome');</text:p>
          </table:table-cell>
          <table:table-cell/>
          <table:table-cell office:value-type="string" calcext:value-type="string">
            <text:p>Nome do (a) Chefe da Família:</text:p>
          </table:table-cell>
          <table:table-cell table:formula="of:=&quot;'&quot;&amp;[.C1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1]&amp;&quot;' &quot;&amp;VLOOKUP([.H1];[$Planilha5.$A$1:$Planilha5.$B$21];2; )" office:value-type="string" office:string-value="'nome'  =&gt; $faker-&gt;name," calcext:value-type="string">
            <text:p>'nome' <text:s/>=&gt; $faker-&gt;name,</text:p>
          </table:table-cell>
          <table:table-cell/>
          <table:table-cell table:formula="of:=&quot;&lt;p&gt;&lt;span class='titulo_campo'&gt;&quot;&amp;PROPER([.C1])&amp;&quot;: &lt;/span&gt;{{ $householder-&gt;&quot;&amp;[.C1]&amp;&quot; }}&lt;/p&gt;&quot;" office:value-type="string" office:string-value="&lt;p&gt;&lt;span class='titulo_campo'&gt;Nome: &lt;/span&gt;{{ $householder-&gt;nome }}&lt;/p&gt;" calcext:value-type="string">
            <text:p>&lt;p&gt;&lt;span class='titulo_campo'&gt;Nome: &lt;/span&gt;{{ $householder-&gt;nome }}&lt;/p&gt;</text:p>
          </table:table-cell>
          <table:table-cell table:formula="of:=&quot;&lt;div class='form-group'&gt;&lt;label for='&quot;&amp;[.C1]&amp;&quot;'&gt;&quot;&amp;[.F1]&amp;&quot; &lt;/label&gt;&lt;input type='text' class='form-control  has-feedback {{ $errors-&gt;has('&quot;&amp;[.C1]&amp;&quot;') ? 'has-error' : '' }}' name='&quot;&amp;[.C1]&amp;&quot;' value='{{ $householder-&gt;&quot;&amp;[.C1]&amp;&quot; or old('&quot;&amp;[.C1]&amp;&quot;') }}'&gt;&lt;/div&gt;&quot;" office:value-type="string" office:string-value="&lt;div class='form-group'&gt;&lt;label for='nome'&gt;Nome do (a) Chefe da Família: &lt;/label&gt;&lt;input type='text' class='form-control  has-feedback {{ $errors-&gt;has('nome') ? 'has-error' : '' }}' name='nome' value='{{ $householder-&gt;nome or old('nome') }}'&gt;&lt;/div&gt;" calcext:value-type="string">
            <text:p>&lt;div class='form-group'&gt;&lt;label for='nome'&gt;Nome do (a) Chefe da Família: &lt;/label&gt;&lt;input type='text' class='form-control <text:s/>has-feedback {{ $errors-&gt;has('nome') ? 'has-error' : '' }}' name='nome' value='{{ $householder-&gt;nome or old('nome') }}'&gt;&lt;/div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2];[$Planilha2.$A$1:$Planilha2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2]&amp;[.C2]&amp;&quot;');&quot;" office:value-type="string" office:string-value="$table-&gt;date('nascimento');" calcext:value-type="string">
            <text:p>$table-&gt;date('nascimento');</text:p>
          </table:table-cell>
          <table:table-cell/>
          <table:table-cell office:value-type="string" calcext:value-type="string">
            <text:p>Data de Nasc:</text:p>
          </table:table-cell>
          <table:table-cell table:formula="of:=&quot;'&quot;&amp;[.C2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2]&amp;&quot;' &quot;&amp;VLOOKUP([.H2];[$Planilha5.$A$1:$Planilha5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  <table:table-cell/>
          <table:table-cell table:formula="of:=&quot;&lt;p&gt;&lt;span class='titulo_campo'&gt;&quot;&amp;PROPER([.C2])&amp;&quot;: &lt;/span&gt;{{ $householder-&gt;&quot;&amp;[.C2]&amp;&quot; }}&lt;/p&gt;&quot;" office:value-type="string" office:string-value="&lt;p&gt;&lt;span class='titulo_campo'&gt;Nascimento: &lt;/span&gt;{{ $householder-&gt;nascimento }}&lt;/p&gt;" calcext:value-type="string">
            <text:p>&lt;p&gt;&lt;span class='titulo_campo'&gt;Nascimento: &lt;/span&gt;{{ $householder-&gt;nascimento }}&lt;/p&gt;</text:p>
          </table:table-cell>
          <table:table-cell table:formula="of:=&quot;&lt;div class='form-group'&gt;&lt;label for='&quot;&amp;[.C2]&amp;&quot;'&gt;&quot;&amp;[.F2]&amp;&quot; &lt;/label&gt;&lt;input type='text' class='form-control  has-feedback {{ $errors-&gt;has('&quot;&amp;[.C2]&amp;&quot;') ? 'has-error' : '' }}' name='&quot;&amp;[.C2]&amp;&quot;' value='{{ $householder-&gt;&quot;&amp;[.C2]&amp;&quot; or old('&quot;&amp;[.C2]&amp;&quot;') }}'&gt;&lt;/div&gt;&quot;" office:value-type="string" office:string-value="&lt;div class='form-group'&gt;&lt;label for='nascimento'&gt;Data de Nasc: &lt;/label&gt;&lt;input type='text' class='form-control  has-feedback {{ $errors-&gt;has('nascimento') ? 'has-error' : '' }}' name='nascimento' value='{{ $householder-&gt;nascimento or old('nascimento') }}'&gt;&lt;/div&gt;" calcext:value-type="string">
            <text:p>&lt;div class='form-group'&gt;&lt;label for='nascimento'&gt;Data de Nasc: &lt;/label&gt;&lt;input type='text' class='form-control <text:s/>has-feedback {{ $errors-&gt;has('nascimento') ? 'has-error' : '' }}' name='nascimento' value='{{ $householder-&gt;nascimento or old('nasci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rg</text:p>
          </table:table-cell>
          <table:table-cell table:formula="of:=[.B3]&amp;[.C3]&amp;&quot;');&quot;" office:value-type="string" office:string-value="$table-&gt;string('rg');" calcext:value-type="string">
            <text:p>$table-&gt;string('rg');</text:p>
          </table:table-cell>
          <table:table-cell/>
          <table:table-cell office:value-type="string" calcext:value-type="string">
            <text:p>RG:</text:p>
          </table:table-cell>
          <table:table-cell table:formula="of:=&quot;'&quot;&amp;[.C3]&amp;&quot;',&quot;" office:value-type="string" office:string-value="'rg'," calcext:value-type="string">
            <text:p>'rg',</text:p>
          </table:table-cell>
          <table:table-cell office:value-type="float" office:value="3" calcext:value-type="float">
            <text:p>3</text:p>
          </table:table-cell>
          <table:table-cell table:formula="of:=&quot;'&quot;&amp;[.C3]&amp;&quot;' &quot;&amp;VLOOKUP([.H3];[$Planilha5.$A$1:$Planilha5.$B$21];2; )" office:value-type="string" office:string-value="'rg'  =&gt; $faker- &gt;randomNumber(11)," calcext:value-type="string">
            <text:p>'rg' <text:s/>=&gt; $faker- &gt;randomNumber(11),</text:p>
          </table:table-cell>
          <table:table-cell/>
          <table:table-cell table:formula="of:=&quot;&lt;p&gt;&lt;span class='titulo_campo'&gt;&quot;&amp;PROPER([.C3])&amp;&quot;: &lt;/span&gt;{{ $householder-&gt;&quot;&amp;[.C3]&amp;&quot; }}&lt;/p&gt;&quot;" office:value-type="string" office:string-value="&lt;p&gt;&lt;span class='titulo_campo'&gt;Rg: &lt;/span&gt;{{ $householder-&gt;rg }}&lt;/p&gt;" calcext:value-type="string">
            <text:p>&lt;p&gt;&lt;span class='titulo_campo'&gt;Rg: &lt;/span&gt;{{ $householder-&gt;rg }}&lt;/p&gt;</text:p>
          </table:table-cell>
          <table:table-cell table:formula="of:=&quot;&lt;div class='form-group'&gt;&lt;label for='&quot;&amp;[.C3]&amp;&quot;'&gt;&quot;&amp;[.F3]&amp;&quot; &lt;/label&gt;&lt;input type='text' class='form-control  has-feedback {{ $errors-&gt;has('&quot;&amp;[.C3]&amp;&quot;') ? 'has-error' : '' }}' name='&quot;&amp;[.C3]&amp;&quot;' value='{{ $householder-&gt;&quot;&amp;[.C3]&amp;&quot; or old('&quot;&amp;[.C3]&amp;&quot;') }}'&gt;&lt;/div&gt;&quot;" office:value-type="string" office:string-value="&lt;div class='form-group'&gt;&lt;label for='rg'&gt;RG: &lt;/label&gt;&lt;input type='text' class='form-control  has-feedback {{ $errors-&gt;has('rg') ? 'has-error' : '' }}' name='rg' value='{{ $householder-&gt;rg or old('rg') }}'&gt;&lt;/div&gt;" calcext:value-type="string">
            <text:p>&lt;div class='form-group'&gt;&lt;label for='rg'&gt;RG: &lt;/label&gt;&lt;input type='text' class='form-control <text:s/>has-feedback {{ $errors-&gt;has('rg') ? 'has-error' : '' }}' name='rg' value='{{ $householder-&gt;rg or old('rg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/>
          <table:table-cell office:value-type="string" calcext:value-type="string">
            <text:p>CPF:</text:p>
          </table:table-cell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$Planilha5.$B$21];2; )" office:value-type="string" office:string-value="'cpf'  =&gt; $faker- &gt;randomNumber(11)," calcext:value-type="string">
            <text:p>'cpf' <text:s/>=&gt; $faker- &gt;randomNumber(11),</text:p>
          </table:table-cell>
          <table:table-cell/>
          <table:table-cell table:formula="of:=&quot;&lt;p&gt;&lt;span class='titulo_campo'&gt;&quot;&amp;PROPER([.C4])&amp;&quot;: &lt;/span&gt;{{ $householder-&gt;&quot;&amp;[.C4]&amp;&quot; }}&lt;/p&gt;&quot;" office:value-type="string" office:string-value="&lt;p&gt;&lt;span class='titulo_campo'&gt;Cpf: &lt;/span&gt;{{ $householder-&gt;cpf }}&lt;/p&gt;" calcext:value-type="string">
            <text:p>&lt;p&gt;&lt;span class='titulo_campo'&gt;Cpf: &lt;/span&gt;{{ $householder-&gt;cpf }}&lt;/p&gt;</text:p>
          </table:table-cell>
          <table:table-cell table:formula="of:=&quot;&lt;div class='form-group'&gt;&lt;label for='&quot;&amp;[.C4]&amp;&quot;'&gt;&quot;&amp;[.F4]&amp;&quot; &lt;/label&gt;&lt;input type='text' class='form-control  has-feedback {{ $errors-&gt;has('&quot;&amp;[.C4]&amp;&quot;') ? 'has-error' : '' }}' name='&quot;&amp;[.C4]&amp;&quot;' value='{{ $householder-&gt;&quot;&amp;[.C4]&amp;&quot; or old('&quot;&amp;[.C4]&amp;&quot;') }}'&gt;&lt;/div&gt;&quot;" office:value-type="string" office:string-value="&lt;div class='form-group'&gt;&lt;label for='cpf'&gt;CPF: &lt;/label&gt;&lt;input type='text' class='form-control  has-feedback {{ $errors-&gt;has('cpf') ? 'has-error' : '' }}' name='cpf' value='{{ $householder-&gt;cpf or old('cpf') }}'&gt;&lt;/div&gt;" calcext:value-type="string">
            <text:p>&lt;div class='form-group'&gt;&lt;label for='cpf'&gt;CPF: &lt;/label&gt;&lt;input type='text' class='form-control <text:s/>has-feedback {{ $errors-&gt;has('cpf') ? 'has-error' : '' }}' name='cpf' value='{{ $householder-&gt;cpf or old('cp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5]&amp;[.C5]&amp;&quot;');&quot;" office:value-type="string" office:string-value="$table-&gt;string('escolaridade');" calcext:value-type="string">
            <text:p>$table-&gt;string('escolaridade');</text:p>
          </table:table-cell>
          <table:table-cell/>
          <table:table-cell office:value-type="string" calcext:value-type="string">
            <text:p>ESCOLARIDADE:</text:p>
          </table:table-cell>
          <table:table-cell table:formula="of:=&quot;'&quot;&amp;[.C5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5]&amp;&quot;' &quot;&amp;VLOOKUP([.H5];[$Planilha5.$A$1:$Planilha5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  <table:table-cell/>
          <table:table-cell table:formula="of:=&quot;&lt;p&gt;&lt;span class='titulo_campo'&gt;&quot;&amp;PROPER([.C5])&amp;&quot;: &lt;/span&gt;{{ $householder-&gt;&quot;&amp;[.C5]&amp;&quot; }}&lt;/p&gt;&quot;" office:value-type="string" office:string-value="&lt;p&gt;&lt;span class='titulo_campo'&gt;Escolaridade: &lt;/span&gt;{{ $householder-&gt;escolaridade }}&lt;/p&gt;" calcext:value-type="string">
            <text:p>&lt;p&gt;&lt;span class='titulo_campo'&gt;Escolaridade: &lt;/span&gt;{{ $householder-&gt;escolaridade }}&lt;/p&gt;</text:p>
          </table:table-cell>
          <table:table-cell table:formula="of:=&quot;&lt;div class='form-group'&gt;&lt;label for='&quot;&amp;[.C5]&amp;&quot;'&gt;&quot;&amp;[.F5]&amp;&quot; &lt;/label&gt;&lt;input type='text' class='form-control  has-feedback {{ $errors-&gt;has('&quot;&amp;[.C5]&amp;&quot;') ? 'has-error' : '' }}' name='&quot;&amp;[.C5]&amp;&quot;' value='{{ $householder-&gt;&quot;&amp;[.C5]&amp;&quot; or old('&quot;&amp;[.C5]&amp;&quot;') }}'&gt;&lt;/div&gt;&quot;" office:value-type="string" office:string-value="&lt;div class='form-group'&gt;&lt;label for='escolaridade'&gt;ESCOLARIDADE: &lt;/label&gt;&lt;input type='text' class='form-control  has-feedback {{ $errors-&gt;has('escolaridade') ? 'has-error' : '' }}' name='escolaridade' value='{{ $householder-&gt;escolaridade or old('escolaridade') }}'&gt;&lt;/div&gt;" calcext:value-type="string">
            <text:p>&lt;div class='form-group'&gt;&lt;label for='escolaridade'&gt;ESCOLARIDADE: &lt;/label&gt;&lt;input type='text' class='form-control <text:s/>has-feedback {{ $errors-&gt;has('escolaridade') ? 'has-error' : '' }}' name='escolaridade' value='{{ $householder-&gt;escolaridade or old('escolar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/>
          <table:table-cell office:value-type="string" calcext:value-type="string">
            <text:p>PROFISSÃO:</text:p>
          </table:table-cell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$Planilha5.$B$21];2; )" office:value-type="string" office:string-value="'profissao'  =&gt; $faker- &gt;jobTitle," calcext:value-type="string">
            <text:p>'profissao' <text:s/>=&gt; $faker- &gt;jobTitle,</text:p>
          </table:table-cell>
          <table:table-cell/>
          <table:table-cell table:formula="of:=&quot;&lt;p&gt;&lt;span class='titulo_campo'&gt;&quot;&amp;PROPER([.C6])&amp;&quot;: &lt;/span&gt;{{ $householder-&gt;&quot;&amp;[.C6]&amp;&quot; }}&lt;/p&gt;&quot;" office:value-type="string" office:string-value="&lt;p&gt;&lt;span class='titulo_campo'&gt;Profissao: &lt;/span&gt;{{ $householder-&gt;profissao }}&lt;/p&gt;" calcext:value-type="string">
            <text:p>&lt;p&gt;&lt;span class='titulo_campo'&gt;Profissao: &lt;/span&gt;{{ $householder-&gt;profissao }}&lt;/p&gt;</text:p>
          </table:table-cell>
          <table:table-cell table:formula="of:=&quot;&lt;div class='form-group'&gt;&lt;label for='&quot;&amp;[.C6]&amp;&quot;'&gt;&quot;&amp;[.F6]&amp;&quot; &lt;/label&gt;&lt;input type='text' class='form-control  has-feedback {{ $errors-&gt;has('&quot;&amp;[.C6]&amp;&quot;') ? 'has-error' : '' }}' name='&quot;&amp;[.C6]&amp;&quot;' value='{{ $householder-&gt;&quot;&amp;[.C6]&amp;&quot; or old('&quot;&amp;[.C6]&amp;&quot;') }}'&gt;&lt;/div&gt;&quot;" office:value-type="string" office:string-value="&lt;div class='form-group'&gt;&lt;label for='profissao'&gt;PROFISSÃO: &lt;/label&gt;&lt;input type='text' class='form-control  has-feedback {{ $errors-&gt;has('profissao') ? 'has-error' : '' }}' name='profissao' value='{{ $householder-&gt;profissao or old('profissao') }}'&gt;&lt;/div&gt;" calcext:value-type="string">
            <text:p>&lt;div class='form-group'&gt;&lt;label for='profissao'&gt;PROFISSÃO: &lt;/label&gt;&lt;input type='text' class='form-control <text:s/>has-feedback {{ $errors-&gt;has('profissao') ? 'has-error' : '' }}' name='profissao' value='{{ $householder-&gt;profissao or old('profissa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onjuge</text:p>
          </table:table-cell>
          <table:table-cell table:formula="of:=[.B7]&amp;[.C7]&amp;&quot;');&quot;" office:value-type="string" office:string-value="$table-&gt;string('conjuge');" calcext:value-type="string">
            <text:p>$table-&gt;string('conjuge');</text:p>
          </table:table-cell>
          <table:table-cell/>
          <table:table-cell office:value-type="string" calcext:value-type="string">
            <text:p>CÔNJUGE:</text:p>
          </table:table-cell>
          <table:table-cell table:formula="of:=&quot;'&quot;&amp;[.C7]&amp;&quot;',&quot;" office:value-type="string" office:string-value="'conjuge'," calcext:value-type="string">
            <text:p>'conjuge',</text:p>
          </table:table-cell>
          <table:table-cell office:value-type="float" office:value="1" calcext:value-type="float">
            <text:p>1</text:p>
          </table:table-cell>
          <table:table-cell table:formula="of:=&quot;'&quot;&amp;[.C7]&amp;&quot;' &quot;&amp;VLOOKUP([.H7];[$Planilha5.$A$1:$Planilha5.$B$21];2; )" office:value-type="string" office:string-value="'conjuge'  =&gt; $faker-&gt;name," calcext:value-type="string">
            <text:p>'conjuge' <text:s/>=&gt; $faker-&gt;name,</text:p>
          </table:table-cell>
          <table:table-cell/>
          <table:table-cell table:formula="of:=&quot;&lt;p&gt;&lt;span class='titulo_campo'&gt;&quot;&amp;PROPER([.C7])&amp;&quot;: &lt;/span&gt;{{ $householder-&gt;&quot;&amp;[.C7]&amp;&quot; }}&lt;/p&gt;&quot;" office:value-type="string" office:string-value="&lt;p&gt;&lt;span class='titulo_campo'&gt;Conjuge: &lt;/span&gt;{{ $householder-&gt;conjuge }}&lt;/p&gt;" calcext:value-type="string">
            <text:p>&lt;p&gt;&lt;span class='titulo_campo'&gt;Conjuge: &lt;/span&gt;{{ $householder-&gt;conjuge }}&lt;/p&gt;</text:p>
          </table:table-cell>
          <table:table-cell table:formula="of:=&quot;&lt;div class='form-group'&gt;&lt;label for='&quot;&amp;[.C7]&amp;&quot;'&gt;&quot;&amp;[.F7]&amp;&quot; &lt;/label&gt;&lt;input type='text' class='form-control  has-feedback {{ $errors-&gt;has('&quot;&amp;[.C7]&amp;&quot;') ? 'has-error' : '' }}' name='&quot;&amp;[.C7]&amp;&quot;' value='{{ $householder-&gt;&quot;&amp;[.C7]&amp;&quot; or old('&quot;&amp;[.C7]&amp;&quot;') }}'&gt;&lt;/div&gt;&quot;" office:value-type="string" office:string-value="&lt;div class='form-group'&gt;&lt;label for='conjuge'&gt;CÔNJUGE: &lt;/label&gt;&lt;input type='text' class='form-control  has-feedback {{ $errors-&gt;has('conjuge') ? 'has-error' : '' }}' name='conjuge' value='{{ $householder-&gt;conjuge or old('conjuge') }}'&gt;&lt;/div&gt;" calcext:value-type="string">
            <text:p>&lt;div class='form-group'&gt;&lt;label for='conjuge'&gt;CÔNJUGE: &lt;/label&gt;&lt;input type='text' class='form-control <text:s/>has-feedback {{ $errors-&gt;has('conjuge') ? 'has-error' : '' }}' name='conjuge' value='{{ $householder-&gt;conjuge or old('conjug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i</text:p>
          </table:table-cell>
          <table:table-cell table:formula="of:=[.B8]&amp;[.C8]&amp;&quot;');&quot;" office:value-type="string" office:string-value="$table-&gt;string('pai');" calcext:value-type="string">
            <text:p>$table-&gt;string('pai');</text:p>
          </table:table-cell>
          <table:table-cell/>
          <table:table-cell office:value-type="string" calcext:value-type="string">
            <text:p>NOME DO PAI:</text:p>
          </table:table-cell>
          <table:table-cell table:formula="of:=&quot;'&quot;&amp;[.C8]&amp;&quot;',&quot;" office:value-type="string" office:string-value="'pai'," calcext:value-type="string">
            <text:p>'pai',</text:p>
          </table:table-cell>
          <table:table-cell office:value-type="float" office:value="1" calcext:value-type="float">
            <text:p>1</text:p>
          </table:table-cell>
          <table:table-cell table:formula="of:=&quot;'&quot;&amp;[.C8]&amp;&quot;' &quot;&amp;VLOOKUP([.H8];[$Planilha5.$A$1:$Planilha5.$B$21];2; )" office:value-type="string" office:string-value="'pai'  =&gt; $faker-&gt;name," calcext:value-type="string">
            <text:p>'pai' <text:s/>=&gt; $faker-&gt;name,</text:p>
          </table:table-cell>
          <table:table-cell/>
          <table:table-cell table:formula="of:=&quot;&lt;p&gt;&lt;span class='titulo_campo'&gt;&quot;&amp;PROPER([.C8])&amp;&quot;: &lt;/span&gt;{{ $householder-&gt;&quot;&amp;[.C8]&amp;&quot; }}&lt;/p&gt;&quot;" office:value-type="string" office:string-value="&lt;p&gt;&lt;span class='titulo_campo'&gt;Pai: &lt;/span&gt;{{ $householder-&gt;pai }}&lt;/p&gt;" calcext:value-type="string">
            <text:p>&lt;p&gt;&lt;span class='titulo_campo'&gt;Pai: &lt;/span&gt;{{ $householder-&gt;pai }}&lt;/p&gt;</text:p>
          </table:table-cell>
          <table:table-cell table:formula="of:=&quot;&lt;div class='form-group'&gt;&lt;label for='&quot;&amp;[.C8]&amp;&quot;'&gt;&quot;&amp;[.F8]&amp;&quot; &lt;/label&gt;&lt;input type='text' class='form-control  has-feedback {{ $errors-&gt;has('&quot;&amp;[.C8]&amp;&quot;') ? 'has-error' : '' }}' name='&quot;&amp;[.C8]&amp;&quot;' value='{{ $householder-&gt;&quot;&amp;[.C8]&amp;&quot; or old('&quot;&amp;[.C8]&amp;&quot;') }}'&gt;&lt;/div&gt;&quot;" office:value-type="string" office:string-value="&lt;div class='form-group'&gt;&lt;label for='pai'&gt;NOME DO PAI: &lt;/label&gt;&lt;input type='text' class='form-control  has-feedback {{ $errors-&gt;has('pai') ? 'has-error' : '' }}' name='pai' value='{{ $householder-&gt;pai or old('pai') }}'&gt;&lt;/div&gt;" calcext:value-type="string">
            <text:p>&lt;div class='form-group'&gt;&lt;label for='pai'&gt;NOME DO PAI: &lt;/label&gt;&lt;input type='text' class='form-control <text:s/>has-feedback {{ $errors-&gt;has('pai') ? 'has-error' : '' }}' name='pai' value='{{ $householder-&gt;pai or old('pai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e</text:p>
          </table:table-cell>
          <table:table-cell table:formula="of:=[.B9]&amp;[.C9]&amp;&quot;');&quot;" office:value-type="string" office:string-value="$table-&gt;string('mae');" calcext:value-type="string">
            <text:p>$table-&gt;string('mae');</text:p>
          </table:table-cell>
          <table:table-cell/>
          <table:table-cell office:value-type="string" calcext:value-type="string">
            <text:p>NOME DO MÃE:</text:p>
          </table:table-cell>
          <table:table-cell table:formula="of:=&quot;'&quot;&amp;[.C9]&amp;&quot;',&quot;" office:value-type="string" office:string-value="'mae'," calcext:value-type="string">
            <text:p>'mae',</text:p>
          </table:table-cell>
          <table:table-cell office:value-type="float" office:value="1" calcext:value-type="float">
            <text:p>1</text:p>
          </table:table-cell>
          <table:table-cell table:formula="of:=&quot;'&quot;&amp;[.C9]&amp;&quot;' &quot;&amp;VLOOKUP([.H9];[$Planilha5.$A$1:$Planilha5.$B$21];2; )" office:value-type="string" office:string-value="'mae'  =&gt; $faker-&gt;name," calcext:value-type="string">
            <text:p>'mae' <text:s/>=&gt; $faker-&gt;name,</text:p>
          </table:table-cell>
          <table:table-cell/>
          <table:table-cell table:formula="of:=&quot;&lt;p&gt;&lt;span class='titulo_campo'&gt;&quot;&amp;PROPER([.C9])&amp;&quot;: &lt;/span&gt;{{ $householder-&gt;&quot;&amp;[.C9]&amp;&quot; }}&lt;/p&gt;&quot;" office:value-type="string" office:string-value="&lt;p&gt;&lt;span class='titulo_campo'&gt;Mae: &lt;/span&gt;{{ $householder-&gt;mae }}&lt;/p&gt;" calcext:value-type="string">
            <text:p>&lt;p&gt;&lt;span class='titulo_campo'&gt;Mae: &lt;/span&gt;{{ $householder-&gt;mae }}&lt;/p&gt;</text:p>
          </table:table-cell>
          <table:table-cell table:formula="of:=&quot;&lt;div class='form-group'&gt;&lt;label for='&quot;&amp;[.C9]&amp;&quot;'&gt;&quot;&amp;[.F9]&amp;&quot; &lt;/label&gt;&lt;input type='text' class='form-control  has-feedback {{ $errors-&gt;has('&quot;&amp;[.C9]&amp;&quot;') ? 'has-error' : '' }}' name='&quot;&amp;[.C9]&amp;&quot;' value='{{ $householder-&gt;&quot;&amp;[.C9]&amp;&quot; or old('&quot;&amp;[.C9]&amp;&quot;') }}'&gt;&lt;/div&gt;&quot;" office:value-type="string" office:string-value="&lt;div class='form-group'&gt;&lt;label for='mae'&gt;NOME DO MÃE: &lt;/label&gt;&lt;input type='text' class='form-control  has-feedback {{ $errors-&gt;has('mae') ? 'has-error' : '' }}' name='mae' value='{{ $householder-&gt;mae or old('mae') }}'&gt;&lt;/div&gt;" calcext:value-type="string">
            <text:p>&lt;div class='form-group'&gt;&lt;label for='mae'&gt;NOME DO MÃE: &lt;/label&gt;&lt;input type='text' class='form-control <text:s/>has-feedback {{ $errors-&gt;has('mae') ? 'has-error' : '' }}' name='mae' value='{{ $householder-&gt;mae or old('ma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</text:p>
          </table:table-cell>
          <table:table-cell table:formula="of:=[.B10]&amp;[.C10]&amp;&quot;');&quot;" office:value-type="string" office:string-value="$table-&gt;string('endereco');" calcext:value-type="string">
            <text:p>$table-&gt;string('endereco');</text:p>
          </table:table-cell>
          <table:table-cell/>
          <table:table-cell office:value-type="string" calcext:value-type="string">
            <text:p>ENDEREÇO:</text:p>
          </table:table-cell>
          <table:table-cell table:formula="of:=&quot;'&quot;&amp;[.C10]&amp;&quot;',&quot;" office:value-type="string" office:string-value="'endereco'," calcext:value-type="string">
            <text:p>'endereco',</text:p>
          </table:table-cell>
          <table:table-cell office:value-type="float" office:value="6" calcext:value-type="float">
            <text:p>6</text:p>
          </table:table-cell>
          <table:table-cell table:formula="of:=&quot;'&quot;&amp;[.C10]&amp;&quot;' &quot;&amp;VLOOKUP([.H10];[$Planilha5.$A$1:$Planilha5.$B$21];2; )" office:value-type="string" office:string-value="'endereco'  =&gt; $faker- &gt;streetName," calcext:value-type="string">
            <text:p>'endereco' <text:s/>=&gt; $faker- &gt;streetName,</text:p>
          </table:table-cell>
          <table:table-cell/>
          <table:table-cell table:formula="of:=&quot;&lt;p&gt;&lt;span class='titulo_campo'&gt;&quot;&amp;PROPER([.C10])&amp;&quot;: &lt;/span&gt;{{ $householder-&gt;&quot;&amp;[.C10]&amp;&quot; }}&lt;/p&gt;&quot;" office:value-type="string" office:string-value="&lt;p&gt;&lt;span class='titulo_campo'&gt;Endereco: &lt;/span&gt;{{ $householder-&gt;endereco }}&lt;/p&gt;" calcext:value-type="string">
            <text:p>&lt;p&gt;&lt;span class='titulo_campo'&gt;Endereco: &lt;/span&gt;{{ $householder-&gt;endereco }}&lt;/p&gt;</text:p>
          </table:table-cell>
          <table:table-cell table:formula="of:=&quot;&lt;div class='form-group'&gt;&lt;label for='&quot;&amp;[.C10]&amp;&quot;'&gt;&quot;&amp;[.F10]&amp;&quot; &lt;/label&gt;&lt;input type='text' class='form-control  has-feedback {{ $errors-&gt;has('&quot;&amp;[.C10]&amp;&quot;') ? 'has-error' : '' }}' name='&quot;&amp;[.C10]&amp;&quot;' value='{{ $householder-&gt;&quot;&amp;[.C10]&amp;&quot; or old('&quot;&amp;[.C10]&amp;&quot;') }}'&gt;&lt;/div&gt;&quot;" office:value-type="string" office:string-value="&lt;div class='form-group'&gt;&lt;label for='endereco'&gt;ENDEREÇO: &lt;/label&gt;&lt;input type='text' class='form-control  has-feedback {{ $errors-&gt;has('endereco') ? 'has-error' : '' }}' name='endereco' value='{{ $householder-&gt;endereco or old('endereco') }}'&gt;&lt;/div&gt;" calcext:value-type="string">
            <text:p>&lt;div class='form-group'&gt;&lt;label for='endereco'&gt;ENDEREÇO: &lt;/label&gt;&lt;input type='text' class='form-control <text:s/>has-feedback {{ $errors-&gt;has('endereco') ? 'has-error' : '' }}' name='endereco' value='{{ $householder-&gt;endereco or old('enderec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num</text:p>
          </table:table-cell>
          <table:table-cell table:formula="of:=[.B11]&amp;[.C11]&amp;&quot;');&quot;" office:value-type="string" office:string-value="$table-&gt;string('endereco_num');" calcext:value-type="string">
            <text:p>$table-&gt;string('endereco_num');</text:p>
          </table:table-cell>
          <table:table-cell/>
          <table:table-cell office:value-type="string" calcext:value-type="string">
            <text:p>NÚMERO:</text:p>
          </table:table-cell>
          <table:table-cell table:formula="of:=&quot;'&quot;&amp;[.C11]&amp;&quot;',&quot;" office:value-type="string" office:string-value="'endereco_num'," calcext:value-type="string">
            <text:p>'endereco_num',</text:p>
          </table:table-cell>
          <table:table-cell office:value-type="float" office:value="7" calcext:value-type="float">
            <text:p>7</text:p>
          </table:table-cell>
          <table:table-cell table:formula="of:=&quot;'&quot;&amp;[.C11]&amp;&quot;' &quot;&amp;VLOOKUP([.H11];[$Planilha5.$A$1:$Planilha5.$B$21];2; )" office:value-type="string" office:string-value="'endereco_num'  =&gt; $faker- &gt;buildingNumber," calcext:value-type="string">
            <text:p>'endereco_num' <text:s/>=&gt; $faker- &gt;buildingNumber,</text:p>
          </table:table-cell>
          <table:table-cell/>
          <table:table-cell table:formula="of:=&quot;&lt;p&gt;&lt;span class='titulo_campo'&gt;&quot;&amp;PROPER([.C11])&amp;&quot;: &lt;/span&gt;{{ $householder-&gt;&quot;&amp;[.C11]&amp;&quot; }}&lt;/p&gt;&quot;" office:value-type="string" office:string-value="&lt;p&gt;&lt;span class='titulo_campo'&gt;Endereco_Num: &lt;/span&gt;{{ $householder-&gt;endereco_num }}&lt;/p&gt;" calcext:value-type="string">
            <text:p>&lt;p&gt;&lt;span class='titulo_campo'&gt;Endereco_Num: &lt;/span&gt;{{ $householder-&gt;endereco_num }}&lt;/p&gt;</text:p>
          </table:table-cell>
          <table:table-cell table:formula="of:=&quot;&lt;div class='form-group'&gt;&lt;label for='&quot;&amp;[.C11]&amp;&quot;'&gt;&quot;&amp;[.F11]&amp;&quot; &lt;/label&gt;&lt;input type='text' class='form-control  has-feedback {{ $errors-&gt;has('&quot;&amp;[.C11]&amp;&quot;') ? 'has-error' : '' }}' name='&quot;&amp;[.C11]&amp;&quot;' value='{{ $householder-&gt;&quot;&amp;[.C11]&amp;&quot; or old('&quot;&amp;[.C11]&amp;&quot;') }}'&gt;&lt;/div&gt;&quot;" office:value-type="string" office:string-value="&lt;div class='form-group'&gt;&lt;label for='endereco_num'&gt;NÚMERO: &lt;/label&gt;&lt;input type='text' class='form-control  has-feedback {{ $errors-&gt;has('endereco_num') ? 'has-error' : '' }}' name='endereco_num' value='{{ $householder-&gt;endereco_num or old('endereco_num') }}'&gt;&lt;/div&gt;" calcext:value-type="string">
            <text:p>&lt;div class='form-group'&gt;&lt;label for='endereco_num'&gt;NÚMERO: &lt;/label&gt;&lt;input type='text' class='form-control <text:s/>has-feedback {{ $errors-&gt;has('endereco_num') ? 'has-error' : '' }}' name='endereco_num' value='{{ $householder-&gt;endereco_num or old('endereco_num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complemento</text:p>
          </table:table-cell>
          <table:table-cell table:formula="of:=[.B12]&amp;[.C12]&amp;&quot;');&quot;" office:value-type="string" office:string-value="$table-&gt;string('endereco_complemento');" calcext:value-type="string">
            <text:p>$table-&gt;string('endereco_complemento');</text:p>
          </table:table-cell>
          <table:table-cell/>
          <table:table-cell office:value-type="string" calcext:value-type="string">
            <text:p>COMPLEMENTO:</text:p>
          </table:table-cell>
          <table:table-cell table:formula="of:=&quot;'&quot;&amp;[.C12]&amp;&quot;',&quot;" office:value-type="string" office:string-value="'endereco_complemento'," calcext:value-type="string">
            <text:p>'endereco_complemento',</text:p>
          </table:table-cell>
          <table:table-cell office:value-type="float" office:value="8" calcext:value-type="float">
            <text:p>8</text:p>
          </table:table-cell>
          <table:table-cell table:formula="of:=&quot;'&quot;&amp;[.C12]&amp;&quot;' &quot;&amp;VLOOKUP([.H12];[$Planilha5.$A$1:$Planilha5.$B$21];2; )" office:value-type="string" office:string-value="'endereco_complemento'  =&gt; $faker- &gt;streetSuffix," calcext:value-type="string">
            <text:p>'endereco_complemento' <text:s/>=&gt; $faker- &gt;streetSuffix,</text:p>
          </table:table-cell>
          <table:table-cell/>
          <table:table-cell table:formula="of:=&quot;&lt;p&gt;&lt;span class='titulo_campo'&gt;&quot;&amp;PROPER([.C12])&amp;&quot;: &lt;/span&gt;{{ $householder-&gt;&quot;&amp;[.C12]&amp;&quot; }}&lt;/p&gt;&quot;" office:value-type="string" office:string-value="&lt;p&gt;&lt;span class='titulo_campo'&gt;Endereco_Complemento: &lt;/span&gt;{{ $householder-&gt;endereco_complemento }}&lt;/p&gt;" calcext:value-type="string">
            <text:p>&lt;p&gt;&lt;span class='titulo_campo'&gt;Endereco_Complemento: &lt;/span&gt;{{ $householder-&gt;endereco_complemento }}&lt;/p&gt;</text:p>
          </table:table-cell>
          <table:table-cell table:formula="of:=&quot;&lt;div class='form-group'&gt;&lt;label for='&quot;&amp;[.C12]&amp;&quot;'&gt;&quot;&amp;[.F12]&amp;&quot; &lt;/label&gt;&lt;input type='text' class='form-control  has-feedback {{ $errors-&gt;has('&quot;&amp;[.C12]&amp;&quot;') ? 'has-error' : '' }}' name='&quot;&amp;[.C12]&amp;&quot;' value='{{ $householder-&gt;&quot;&amp;[.C12]&amp;&quot; or old('&quot;&amp;[.C12]&amp;&quot;') }}'&gt;&lt;/div&gt;&quot;" office:value-type="string" office:string-value="&lt;div class='form-group'&gt;&lt;label for='endereco_complemento'&gt;COMPLEMENTO: &lt;/label&gt;&lt;input type='text' class='form-control  has-feedback {{ $errors-&gt;has('endereco_complemento') ? 'has-error' : '' }}' name='endereco_complemento' value='{{ $householder-&gt;endereco_complemento or old('endereco_complemento') }}'&gt;&lt;/div&gt;" calcext:value-type="string">
            <text:p>&lt;div class='form-group'&gt;&lt;label for='endereco_complemento'&gt;COMPLEMENTO: &lt;/label&gt;&lt;input type='text' class='form-control <text:s/>has-feedback {{ $errors-&gt;has('endereco_complemento') ? 'has-error' : '' }}' name='endereco_complemento' value='{{ $householder-&gt;endereco_complemento or old('endereco_comple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irro</text:p>
          </table:table-cell>
          <table:table-cell table:formula="of:=[.B13]&amp;[.C13]&amp;&quot;');&quot;" office:value-type="string" office:string-value="$table-&gt;string('bairro');" calcext:value-type="string">
            <text:p>$table-&gt;string('bairro');</text:p>
          </table:table-cell>
          <table:table-cell/>
          <table:table-cell office:value-type="string" calcext:value-type="string">
            <text:p>BAIRRO:</text:p>
          </table:table-cell>
          <table:table-cell table:formula="of:=&quot;'&quot;&amp;[.C13]&amp;&quot;',&quot;" office:value-type="string" office:string-value="'bairro'," calcext:value-type="string">
            <text:p>'bairro',</text:p>
          </table:table-cell>
          <table:table-cell office:value-type="float" office:value="9" calcext:value-type="float">
            <text:p>9</text:p>
          </table:table-cell>
          <table:table-cell table:formula="of:=&quot;'&quot;&amp;[.C13]&amp;&quot;' &quot;&amp;VLOOKUP([.H13];[$Planilha5.$A$1:$Planilha5.$B$21];2; )" office:value-type="string" office:string-value="'bairro'  =&gt; $faker- &gt;secondaryAddress," calcext:value-type="string">
            <text:p>'bairro' <text:s/>=&gt; $faker- &gt;secondaryAddress,</text:p>
          </table:table-cell>
          <table:table-cell/>
          <table:table-cell table:formula="of:=&quot;&lt;p&gt;&lt;span class='titulo_campo'&gt;&quot;&amp;PROPER([.C13])&amp;&quot;: &lt;/span&gt;{{ $householder-&gt;&quot;&amp;[.C13]&amp;&quot; }}&lt;/p&gt;&quot;" office:value-type="string" office:string-value="&lt;p&gt;&lt;span class='titulo_campo'&gt;Bairro: &lt;/span&gt;{{ $householder-&gt;bairro }}&lt;/p&gt;" calcext:value-type="string">
            <text:p>&lt;p&gt;&lt;span class='titulo_campo'&gt;Bairro: &lt;/span&gt;{{ $householder-&gt;bairro }}&lt;/p&gt;</text:p>
          </table:table-cell>
          <table:table-cell table:formula="of:=&quot;&lt;div class='form-group'&gt;&lt;label for='&quot;&amp;[.C13]&amp;&quot;'&gt;&quot;&amp;[.F13]&amp;&quot; &lt;/label&gt;&lt;input type='text' class='form-control  has-feedback {{ $errors-&gt;has('&quot;&amp;[.C13]&amp;&quot;') ? 'has-error' : '' }}' name='&quot;&amp;[.C13]&amp;&quot;' value='{{ $householder-&gt;&quot;&amp;[.C13]&amp;&quot; or old('&quot;&amp;[.C13]&amp;&quot;') }}'&gt;&lt;/div&gt;&quot;" office:value-type="string" office:string-value="&lt;div class='form-group'&gt;&lt;label for='bairro'&gt;BAIRRO: &lt;/label&gt;&lt;input type='text' class='form-control  has-feedback {{ $errors-&gt;has('bairro') ? 'has-error' : '' }}' name='bairro' value='{{ $householder-&gt;bairro or old('bairro') }}'&gt;&lt;/div&gt;" calcext:value-type="string">
            <text:p>&lt;div class='form-group'&gt;&lt;label for='bairro'&gt;BAIRRO: &lt;/label&gt;&lt;input type='text' class='form-control <text:s/>has-feedback {{ $errors-&gt;has('bairro') ? 'has-error' : '' }}' name='bairro' value='{{ $householder-&gt;bairro or old('bairr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idade</text:p>
          </table:table-cell>
          <table:table-cell table:formula="of:=[.B14]&amp;[.C14]&amp;&quot;');&quot;" office:value-type="string" office:string-value="$table-&gt;string('cidade');" calcext:value-type="string">
            <text:p>$table-&gt;string('cidade');</text:p>
          </table:table-cell>
          <table:table-cell/>
          <table:table-cell office:value-type="string" calcext:value-type="string">
            <text:p>CIDADE:</text:p>
          </table:table-cell>
          <table:table-cell table:formula="of:=&quot;'&quot;&amp;[.C14]&amp;&quot;',&quot;" office:value-type="string" office:string-value="'cidade'," calcext:value-type="string">
            <text:p>'cidade',</text:p>
          </table:table-cell>
          <table:table-cell office:value-type="float" office:value="10" calcext:value-type="float">
            <text:p>10</text:p>
          </table:table-cell>
          <table:table-cell table:formula="of:=&quot;'&quot;&amp;[.C14]&amp;&quot;' &quot;&amp;VLOOKUP([.H14];[$Planilha5.$A$1:$Planilha5.$B$21];2; )" office:value-type="string" office:string-value="'cidade'  =&gt; $faker- &gt;city," calcext:value-type="string">
            <text:p>'cidade' <text:s/>=&gt; $faker- &gt;city,</text:p>
          </table:table-cell>
          <table:table-cell/>
          <table:table-cell table:formula="of:=&quot;&lt;p&gt;&lt;span class='titulo_campo'&gt;&quot;&amp;PROPER([.C14])&amp;&quot;: &lt;/span&gt;{{ $householder-&gt;&quot;&amp;[.C14]&amp;&quot; }}&lt;/p&gt;&quot;" office:value-type="string" office:string-value="&lt;p&gt;&lt;span class='titulo_campo'&gt;Cidade: &lt;/span&gt;{{ $householder-&gt;cidade }}&lt;/p&gt;" calcext:value-type="string">
            <text:p>&lt;p&gt;&lt;span class='titulo_campo'&gt;Cidade: &lt;/span&gt;{{ $householder-&gt;cidade }}&lt;/p&gt;</text:p>
          </table:table-cell>
          <table:table-cell table:formula="of:=&quot;&lt;div class='form-group'&gt;&lt;label for='&quot;&amp;[.C14]&amp;&quot;'&gt;&quot;&amp;[.F14]&amp;&quot; &lt;/label&gt;&lt;input type='text' class='form-control  has-feedback {{ $errors-&gt;has('&quot;&amp;[.C14]&amp;&quot;') ? 'has-error' : '' }}' name='&quot;&amp;[.C14]&amp;&quot;' value='{{ $householder-&gt;&quot;&amp;[.C14]&amp;&quot; or old('&quot;&amp;[.C14]&amp;&quot;') }}'&gt;&lt;/div&gt;&quot;" office:value-type="string" office:string-value="&lt;div class='form-group'&gt;&lt;label for='cidade'&gt;CIDADE: &lt;/label&gt;&lt;input type='text' class='form-control  has-feedback {{ $errors-&gt;has('cidade') ? 'has-error' : '' }}' name='cidade' value='{{ $householder-&gt;cidade or old('cidade') }}'&gt;&lt;/div&gt;" calcext:value-type="string">
            <text:p>&lt;div class='form-group'&gt;&lt;label for='cidade'&gt;CIDADE: &lt;/label&gt;&lt;input type='text' class='form-control <text:s/>has-feedback {{ $errors-&gt;has('cidade') ? 'has-error' : '' }}' name='cidade' value='{{ $householder-&gt;cidade or old('c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ep</text:p>
          </table:table-cell>
          <table:table-cell table:formula="of:=[.B15]&amp;[.C15]&amp;&quot;');&quot;" office:value-type="string" office:string-value="$table-&gt;string('cep');" calcext:value-type="string">
            <text:p>$table-&gt;string('cep');</text:p>
          </table:table-cell>
          <table:table-cell/>
          <table:table-cell office:value-type="string" calcext:value-type="string">
            <text:p>CEP:</text:p>
          </table:table-cell>
          <table:table-cell table:formula="of:=&quot;'&quot;&amp;[.C15]&amp;&quot;',&quot;" office:value-type="string" office:string-value="'cep'," calcext:value-type="string">
            <text:p>'cep',</text:p>
          </table:table-cell>
          <table:table-cell office:value-type="float" office:value="11" calcext:value-type="float">
            <text:p>11</text:p>
          </table:table-cell>
          <table:table-cell table:formula="of:=&quot;'&quot;&amp;[.C15]&amp;&quot;' &quot;&amp;VLOOKUP([.H15];[$Planilha5.$A$1:$Planilha5.$B$21];2; )" office:value-type="string" office:string-value="'cep'  =&gt; $faker- &gt;postcode," calcext:value-type="string">
            <text:p>'cep' <text:s/>=&gt; $faker- &gt;postcode,</text:p>
          </table:table-cell>
          <table:table-cell/>
          <table:table-cell table:formula="of:=&quot;&lt;p&gt;&lt;span class='titulo_campo'&gt;&quot;&amp;PROPER([.C15])&amp;&quot;: &lt;/span&gt;{{ $householder-&gt;&quot;&amp;[.C15]&amp;&quot; }}&lt;/p&gt;&quot;" office:value-type="string" office:string-value="&lt;p&gt;&lt;span class='titulo_campo'&gt;Cep: &lt;/span&gt;{{ $householder-&gt;cep }}&lt;/p&gt;" calcext:value-type="string">
            <text:p>&lt;p&gt;&lt;span class='titulo_campo'&gt;Cep: &lt;/span&gt;{{ $householder-&gt;cep }}&lt;/p&gt;</text:p>
          </table:table-cell>
          <table:table-cell table:formula="of:=&quot;&lt;div class='form-group'&gt;&lt;label for='&quot;&amp;[.C15]&amp;&quot;'&gt;&quot;&amp;[.F15]&amp;&quot; &lt;/label&gt;&lt;input type='text' class='form-control  has-feedback {{ $errors-&gt;has('&quot;&amp;[.C15]&amp;&quot;') ? 'has-error' : '' }}' name='&quot;&amp;[.C15]&amp;&quot;' value='{{ $householder-&gt;&quot;&amp;[.C15]&amp;&quot; or old('&quot;&amp;[.C15]&amp;&quot;') }}'&gt;&lt;/div&gt;&quot;" office:value-type="string" office:string-value="&lt;div class='form-group'&gt;&lt;label for='cep'&gt;CEP: &lt;/label&gt;&lt;input type='text' class='form-control  has-feedback {{ $errors-&gt;has('cep') ? 'has-error' : '' }}' name='cep' value='{{ $householder-&gt;cep or old('cep') }}'&gt;&lt;/div&gt;" calcext:value-type="string">
            <text:p>&lt;div class='form-group'&gt;&lt;label for='cep'&gt;CEP: &lt;/label&gt;&lt;input type='text' class='form-control <text:s/>has-feedback {{ $errors-&gt;has('cep') ? 'has-error' : '' }}' name='cep' value='{{ $householder-&gt;cep or old('cep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f</text:p>
          </table:table-cell>
          <table:table-cell table:formula="of:=[.B16]&amp;[.C16]&amp;&quot;');&quot;" office:value-type="string" office:string-value="$table-&gt;string('uf');" calcext:value-type="string">
            <text:p>$table-&gt;string('uf');</text:p>
          </table:table-cell>
          <table:table-cell/>
          <table:table-cell office:value-type="string" calcext:value-type="string">
            <text:p>UF:</text:p>
          </table:table-cell>
          <table:table-cell table:formula="of:=&quot;'&quot;&amp;[.C16]&amp;&quot;',&quot;" office:value-type="string" office:string-value="'uf'," calcext:value-type="string">
            <text:p>'uf',</text:p>
          </table:table-cell>
          <table:table-cell office:value-type="float" office:value="12" calcext:value-type="float">
            <text:p>12</text:p>
          </table:table-cell>
          <table:table-cell table:formula="of:=&quot;'&quot;&amp;[.C16]&amp;&quot;' &quot;&amp;VLOOKUP([.H16];[$Planilha5.$A$1:$Planilha5.$B$21];2; )" office:value-type="string" office:string-value="'uf'  =&gt; $faker- &gt;stateAbbr," calcext:value-type="string">
            <text:p>'uf' <text:s/>=&gt; $faker- &gt;stateAbbr,</text:p>
          </table:table-cell>
          <table:table-cell/>
          <table:table-cell table:formula="of:=&quot;&lt;p&gt;&lt;span class='titulo_campo'&gt;&quot;&amp;PROPER([.C16])&amp;&quot;: &lt;/span&gt;{{ $householder-&gt;&quot;&amp;[.C16]&amp;&quot; }}&lt;/p&gt;&quot;" office:value-type="string" office:string-value="&lt;p&gt;&lt;span class='titulo_campo'&gt;Uf: &lt;/span&gt;{{ $householder-&gt;uf }}&lt;/p&gt;" calcext:value-type="string">
            <text:p>&lt;p&gt;&lt;span class='titulo_campo'&gt;Uf: &lt;/span&gt;{{ $householder-&gt;uf }}&lt;/p&gt;</text:p>
          </table:table-cell>
          <table:table-cell table:formula="of:=&quot;&lt;div class='form-group'&gt;&lt;label for='&quot;&amp;[.C16]&amp;&quot;'&gt;&quot;&amp;[.F16]&amp;&quot; &lt;/label&gt;&lt;input type='text' class='form-control  has-feedback {{ $errors-&gt;has('&quot;&amp;[.C16]&amp;&quot;') ? 'has-error' : '' }}' name='&quot;&amp;[.C16]&amp;&quot;' value='{{ $householder-&gt;&quot;&amp;[.C16]&amp;&quot; or old('&quot;&amp;[.C16]&amp;&quot;') }}'&gt;&lt;/div&gt;&quot;" office:value-type="string" office:string-value="&lt;div class='form-group'&gt;&lt;label for='uf'&gt;UF: &lt;/label&gt;&lt;input type='text' class='form-control  has-feedback {{ $errors-&gt;has('uf') ? 'has-error' : '' }}' name='uf' value='{{ $householder-&gt;uf or old('uf') }}'&gt;&lt;/div&gt;" calcext:value-type="string">
            <text:p>&lt;div class='form-group'&gt;&lt;label for='uf'&gt;UF: &lt;/label&gt;&lt;input type='text' class='form-control <text:s/>has-feedback {{ $errors-&gt;has('uf') ? 'has-error' : '' }}' name='uf' value='{{ $householder-&gt;uf or old('u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1</text:p>
          </table:table-cell>
          <table:table-cell table:formula="of:=[.B17]&amp;[.C17]&amp;&quot;');&quot;" office:value-type="string" office:string-value="$table-&gt;string('tel1');" calcext:value-type="string">
            <text:p>$table-&gt;string('tel1');</text:p>
          </table:table-cell>
          <table:table-cell/>
          <table:table-cell office:value-type="string" calcext:value-type="string">
            <text:p>TELEFONE 1:</text:p>
          </table:table-cell>
          <table:table-cell table:formula="of:=&quot;'&quot;&amp;[.C17]&amp;&quot;',&quot;" office:value-type="string" office:string-value="'tel1'," calcext:value-type="string">
            <text:p>'tel1',</text:p>
          </table:table-cell>
          <table:table-cell office:value-type="float" office:value="13" calcext:value-type="float">
            <text:p>13</text:p>
          </table:table-cell>
          <table:table-cell table:formula="of:=&quot;'&quot;&amp;[.C17]&amp;&quot;' &quot;&amp;VLOOKUP([.H17];[$Planilha5.$A$1:$Planilha5.$B$21];2; )" office:value-type="string" office:string-value="'tel1'  =&gt; $faker- &gt;tollFreePhoneNumber," calcext:value-type="string">
            <text:p>'tel1' <text:s/>=&gt; $faker- &gt;tollFreePhoneNumber,</text:p>
          </table:table-cell>
          <table:table-cell/>
          <table:table-cell table:formula="of:=&quot;&lt;p&gt;&lt;span class='titulo_campo'&gt;&quot;&amp;PROPER([.C17])&amp;&quot;: &lt;/span&gt;{{ $householder-&gt;&quot;&amp;[.C17]&amp;&quot; }}&lt;/p&gt;&quot;" office:value-type="string" office:string-value="&lt;p&gt;&lt;span class='titulo_campo'&gt;Tel1: &lt;/span&gt;{{ $householder-&gt;tel1 }}&lt;/p&gt;" calcext:value-type="string">
            <text:p>&lt;p&gt;&lt;span class='titulo_campo'&gt;Tel1: &lt;/span&gt;{{ $householder-&gt;tel1 }}&lt;/p&gt;</text:p>
          </table:table-cell>
          <table:table-cell table:formula="of:=&quot;&lt;div class='form-group'&gt;&lt;label for='&quot;&amp;[.C17]&amp;&quot;'&gt;&quot;&amp;[.F17]&amp;&quot; &lt;/label&gt;&lt;input type='text' class='form-control  has-feedback {{ $errors-&gt;has('&quot;&amp;[.C17]&amp;&quot;') ? 'has-error' : '' }}' name='&quot;&amp;[.C17]&amp;&quot;' value='{{ $householder-&gt;&quot;&amp;[.C17]&amp;&quot; or old('&quot;&amp;[.C17]&amp;&quot;') }}'&gt;&lt;/div&gt;&quot;" office:value-type="string" office:string-value="&lt;div class='form-group'&gt;&lt;label for='tel1'&gt;TELEFONE 1: &lt;/label&gt;&lt;input type='text' class='form-control  has-feedback {{ $errors-&gt;has('tel1') ? 'has-error' : '' }}' name='tel1' value='{{ $householder-&gt;tel1 or old('tel1') }}'&gt;&lt;/div&gt;" calcext:value-type="string">
            <text:p>&lt;div class='form-group'&gt;&lt;label for='tel1'&gt;TELEFONE 1: &lt;/label&gt;&lt;input type='text' class='form-control <text:s/>has-feedback {{ $errors-&gt;has('tel1') ? 'has-error' : '' }}' name='tel1' value='{{ $householder-&gt;tel1 or old('tel1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2</text:p>
          </table:table-cell>
          <table:table-cell table:formula="of:=[.B18]&amp;[.C18]&amp;&quot;');&quot;" office:value-type="string" office:string-value="$table-&gt;string('tel2');" calcext:value-type="string">
            <text:p>$table-&gt;string('tel2');</text:p>
          </table:table-cell>
          <table:table-cell/>
          <table:table-cell office:value-type="string" calcext:value-type="string">
            <text:p>TELEFONE 2:</text:p>
          </table:table-cell>
          <table:table-cell table:formula="of:=&quot;'&quot;&amp;[.C18]&amp;&quot;',&quot;" office:value-type="string" office:string-value="'tel2'," calcext:value-type="string">
            <text:p>'tel2',</text:p>
          </table:table-cell>
          <table:table-cell office:value-type="float" office:value="13" calcext:value-type="float">
            <text:p>13</text:p>
          </table:table-cell>
          <table:table-cell table:formula="of:=&quot;'&quot;&amp;[.C18]&amp;&quot;' &quot;&amp;VLOOKUP([.H18];[$Planilha5.$A$1:$Planilha5.$B$21];2; )" office:value-type="string" office:string-value="'tel2'  =&gt; $faker- &gt;tollFreePhoneNumber," calcext:value-type="string">
            <text:p>'tel2' <text:s/>=&gt; $faker- &gt;tollFreePhoneNumber,</text:p>
          </table:table-cell>
          <table:table-cell/>
          <table:table-cell table:formula="of:=&quot;&lt;p&gt;&lt;span class='titulo_campo'&gt;&quot;&amp;PROPER([.C18])&amp;&quot;: &lt;/span&gt;{{ $householder-&gt;&quot;&amp;[.C18]&amp;&quot; }}&lt;/p&gt;&quot;" office:value-type="string" office:string-value="&lt;p&gt;&lt;span class='titulo_campo'&gt;Tel2: &lt;/span&gt;{{ $householder-&gt;tel2 }}&lt;/p&gt;" calcext:value-type="string">
            <text:p>&lt;p&gt;&lt;span class='titulo_campo'&gt;Tel2: &lt;/span&gt;{{ $householder-&gt;tel2 }}&lt;/p&gt;</text:p>
          </table:table-cell>
          <table:table-cell table:formula="of:=&quot;&lt;div class='form-group'&gt;&lt;label for='&quot;&amp;[.C18]&amp;&quot;'&gt;&quot;&amp;[.F18]&amp;&quot; &lt;/label&gt;&lt;input type='text' class='form-control  has-feedback {{ $errors-&gt;has('&quot;&amp;[.C18]&amp;&quot;') ? 'has-error' : '' }}' name='&quot;&amp;[.C18]&amp;&quot;' value='{{ $householder-&gt;&quot;&amp;[.C18]&amp;&quot; or old('&quot;&amp;[.C18]&amp;&quot;') }}'&gt;&lt;/div&gt;&quot;" office:value-type="string" office:string-value="&lt;div class='form-group'&gt;&lt;label for='tel2'&gt;TELEFONE 2: &lt;/label&gt;&lt;input type='text' class='form-control  has-feedback {{ $errors-&gt;has('tel2') ? 'has-error' : '' }}' name='tel2' value='{{ $householder-&gt;tel2 or old('tel2') }}'&gt;&lt;/div&gt;" calcext:value-type="string">
            <text:p>&lt;div class='form-group'&gt;&lt;label for='tel2'&gt;TELEFONE 2: &lt;/label&gt;&lt;input type='text' class='form-control <text:s/>has-feedback {{ $errors-&gt;has('tel2') ? 'has-error' : '' }}' name='tel2' value='{{ $householder-&gt;tel2 or old('tel2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moradores</text:p>
          </table:table-cell>
          <table:table-cell table:formula="of:=[.B19]&amp;[.C19]&amp;&quot;');&quot;" office:value-type="string" office:string-value="$table-&gt;integer('qtd_moradores');" calcext:value-type="string">
            <text:p>$table-&gt;integer('qtd_moradores');</text:p>
          </table:table-cell>
          <table:table-cell/>
          <table:table-cell office:value-type="string" calcext:value-type="string">
            <text:p>QUANTIDADE DE MORADORES</text:p>
          </table:table-cell>
          <table:table-cell table:formula="of:=&quot;'&quot;&amp;[.C19]&amp;&quot;',&quot;" office:value-type="string" office:string-value="'qtd_moradores'," calcext:value-type="string">
            <text:p>'qtd_moradores',</text:p>
          </table:table-cell>
          <table:table-cell office:value-type="float" office:value="14" calcext:value-type="float">
            <text:p>14</text:p>
          </table:table-cell>
          <table:table-cell table:formula="of:=&quot;'&quot;&amp;[.C19]&amp;&quot;' &quot;&amp;VLOOKUP([.H19];[$Planilha5.$A$1:$Planilha5.$B$21];2; )" office:value-type="string" office:string-value="'qtd_moradores'  =&gt; $faker- &gt;randomDigitNotNull," calcext:value-type="string">
            <text:p>'qtd_moradores' <text:s/>=&gt; $faker- &gt;randomDigitNotNull,</text:p>
          </table:table-cell>
          <table:table-cell/>
          <table:table-cell table:formula="of:=&quot;&lt;p&gt;&lt;span class='titulo_campo'&gt;&quot;&amp;PROPER([.C19])&amp;&quot;: &lt;/span&gt;{{ $householder-&gt;&quot;&amp;[.C19]&amp;&quot; }}&lt;/p&gt;&quot;" office:value-type="string" office:string-value="&lt;p&gt;&lt;span class='titulo_campo'&gt;Qtd_Moradores: &lt;/span&gt;{{ $householder-&gt;qtd_moradores }}&lt;/p&gt;" calcext:value-type="string">
            <text:p>&lt;p&gt;&lt;span class='titulo_campo'&gt;Qtd_Moradores: &lt;/span&gt;{{ $householder-&gt;qtd_moradores }}&lt;/p&gt;</text:p>
          </table:table-cell>
          <table:table-cell table:formula="of:=&quot;&lt;div class='form-group'&gt;&lt;label for='&quot;&amp;[.C19]&amp;&quot;'&gt;&quot;&amp;[.F19]&amp;&quot; &lt;/label&gt;&lt;input type='text' class='form-control  has-feedback {{ $errors-&gt;has('&quot;&amp;[.C19]&amp;&quot;') ? 'has-error' : '' }}' name='&quot;&amp;[.C19]&amp;&quot;' value='{{ $householder-&gt;&quot;&amp;[.C19]&amp;&quot; or old('&quot;&amp;[.C19]&amp;&quot;') }}'&gt;&lt;/div&gt;&quot;" office:value-type="string" office:string-value="&lt;div class='form-group'&gt;&lt;label for='qtd_moradores'&gt;QUANTIDADE DE MORADORES &lt;/label&gt;&lt;input type='text' class='form-control  has-feedback {{ $errors-&gt;has('qtd_moradores') ? 'has-error' : '' }}' name='qtd_moradores' value='{{ $householder-&gt;qtd_moradores or old('qtd_moradores') }}'&gt;&lt;/div&gt;" calcext:value-type="string">
            <text:p>&lt;div class='form-group'&gt;&lt;label for='qtd_moradores'&gt;QUANTIDADE DE MORADORES &lt;/label&gt;&lt;input type='text' class='form-control <text:s/>has-feedback {{ $errors-&gt;has('qtd_moradores') ? 'has-error' : '' }}' name='qtd_moradores' value='{{ $householder-&gt;qtd_moradores or old('qtd_morador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0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riancas</text:p>
          </table:table-cell>
          <table:table-cell table:formula="of:=[.B20]&amp;[.C20]&amp;&quot;');&quot;" office:value-type="string" office:string-value="$table-&gt;integer('qtd_criancas');" calcext:value-type="string">
            <text:p>$table-&gt;integer('qtd_criancas');</text:p>
          </table:table-cell>
          <table:table-cell/>
          <table:table-cell office:value-type="string" calcext:value-type="string">
            <text:p>QUANTIDADE DE CRIANÇAS</text:p>
          </table:table-cell>
          <table:table-cell table:formula="of:=&quot;'&quot;&amp;[.C20]&amp;&quot;',&quot;" office:value-type="string" office:string-value="'qtd_criancas'," calcext:value-type="string">
            <text:p>'qtd_criancas',</text:p>
          </table:table-cell>
          <table:table-cell office:value-type="float" office:value="14" calcext:value-type="float">
            <text:p>14</text:p>
          </table:table-cell>
          <table:table-cell table:formula="of:=&quot;'&quot;&amp;[.C20]&amp;&quot;' &quot;&amp;VLOOKUP([.H20];[$Planilha5.$A$1:$Planilha5.$B$21];2; )" office:value-type="string" office:string-value="'qtd_criancas'  =&gt; $faker- &gt;randomDigitNotNull," calcext:value-type="string">
            <text:p>'qtd_criancas' <text:s/>=&gt; $faker- &gt;randomDigitNotNull,</text:p>
          </table:table-cell>
          <table:table-cell/>
          <table:table-cell table:formula="of:=&quot;&lt;p&gt;&lt;span class='titulo_campo'&gt;&quot;&amp;PROPER([.C20])&amp;&quot;: &lt;/span&gt;{{ $householder-&gt;&quot;&amp;[.C20]&amp;&quot; }}&lt;/p&gt;&quot;" office:value-type="string" office:string-value="&lt;p&gt;&lt;span class='titulo_campo'&gt;Qtd_Criancas: &lt;/span&gt;{{ $householder-&gt;qtd_criancas }}&lt;/p&gt;" calcext:value-type="string">
            <text:p>&lt;p&gt;&lt;span class='titulo_campo'&gt;Qtd_Criancas: &lt;/span&gt;{{ $householder-&gt;qtd_criancas }}&lt;/p&gt;</text:p>
          </table:table-cell>
          <table:table-cell table:formula="of:=&quot;&lt;div class='form-group'&gt;&lt;label for='&quot;&amp;[.C20]&amp;&quot;'&gt;&quot;&amp;[.F20]&amp;&quot; &lt;/label&gt;&lt;input type='text' class='form-control  has-feedback {{ $errors-&gt;has('&quot;&amp;[.C20]&amp;&quot;') ? 'has-error' : '' }}' name='&quot;&amp;[.C20]&amp;&quot;' value='{{ $householder-&gt;&quot;&amp;[.C20]&amp;&quot; or old('&quot;&amp;[.C20]&amp;&quot;') }}'&gt;&lt;/div&gt;&quot;" office:value-type="string" office:string-value="&lt;div class='form-group'&gt;&lt;label for='qtd_criancas'&gt;QUANTIDADE DE CRIANÇAS &lt;/label&gt;&lt;input type='text' class='form-control  has-feedback {{ $errors-&gt;has('qtd_criancas') ? 'has-error' : '' }}' name='qtd_criancas' value='{{ $householder-&gt;qtd_criancas or old('qtd_criancas') }}'&gt;&lt;/div&gt;" calcext:value-type="string">
            <text:p>&lt;div class='form-group'&gt;&lt;label for='qtd_criancas'&gt;QUANTIDADE DE CRIANÇAS &lt;/label&gt;&lt;input type='text' class='form-control <text:s/>has-feedback {{ $errors-&gt;has('qtd_criancas') ? 'has-error' : '' }}' name='qtd_criancas' value='{{ $householder-&gt;qtd_criancas or old('qtd_crianca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1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estudantes</text:p>
          </table:table-cell>
          <table:table-cell table:formula="of:=[.B21]&amp;[.C21]&amp;&quot;');&quot;" office:value-type="string" office:string-value="$table-&gt;integer('qtd_estudantes');" calcext:value-type="string">
            <text:p>$table-&gt;integer('qtd_estudantes');</text:p>
          </table:table-cell>
          <table:table-cell/>
          <table:table-cell office:value-type="string" calcext:value-type="string">
            <text:p>QUANTIDADE DE ESTUDANTES</text:p>
          </table:table-cell>
          <table:table-cell table:formula="of:=&quot;'&quot;&amp;[.C21]&amp;&quot;',&quot;" office:value-type="string" office:string-value="'qtd_estudantes'," calcext:value-type="string">
            <text:p>'qtd_estudantes',</text:p>
          </table:table-cell>
          <table:table-cell office:value-type="float" office:value="14" calcext:value-type="float">
            <text:p>14</text:p>
          </table:table-cell>
          <table:table-cell table:formula="of:=&quot;'&quot;&amp;[.C21]&amp;&quot;' &quot;&amp;VLOOKUP([.H21];[$Planilha5.$A$1:$Planilha5.$B$21];2; )" office:value-type="string" office:string-value="'qtd_estudantes'  =&gt; $faker- &gt;randomDigitNotNull," calcext:value-type="string">
            <text:p>'qtd_estudantes' <text:s/>=&gt; $faker- &gt;randomDigitNotNull,</text:p>
          </table:table-cell>
          <table:table-cell/>
          <table:table-cell table:formula="of:=&quot;&lt;p&gt;&lt;span class='titulo_campo'&gt;&quot;&amp;PROPER([.C21])&amp;&quot;: &lt;/span&gt;{{ $householder-&gt;&quot;&amp;[.C21]&amp;&quot; }}&lt;/p&gt;&quot;" office:value-type="string" office:string-value="&lt;p&gt;&lt;span class='titulo_campo'&gt;Qtd_Estudantes: &lt;/span&gt;{{ $householder-&gt;qtd_estudantes }}&lt;/p&gt;" calcext:value-type="string">
            <text:p>&lt;p&gt;&lt;span class='titulo_campo'&gt;Qtd_Estudantes: &lt;/span&gt;{{ $householder-&gt;qtd_estudantes }}&lt;/p&gt;</text:p>
          </table:table-cell>
          <table:table-cell table:formula="of:=&quot;&lt;div class='form-group'&gt;&lt;label for='&quot;&amp;[.C21]&amp;&quot;'&gt;&quot;&amp;[.F21]&amp;&quot; &lt;/label&gt;&lt;input type='text' class='form-control  has-feedback {{ $errors-&gt;has('&quot;&amp;[.C21]&amp;&quot;') ? 'has-error' : '' }}' name='&quot;&amp;[.C21]&amp;&quot;' value='{{ $householder-&gt;&quot;&amp;[.C21]&amp;&quot; or old('&quot;&amp;[.C21]&amp;&quot;') }}'&gt;&lt;/div&gt;&quot;" office:value-type="string" office:string-value="&lt;div class='form-group'&gt;&lt;label for='qtd_estudantes'&gt;QUANTIDADE DE ESTUDANTES &lt;/label&gt;&lt;input type='text' class='form-control  has-feedback {{ $errors-&gt;has('qtd_estudantes') ? 'has-error' : '' }}' name='qtd_estudantes' value='{{ $householder-&gt;qtd_estudantes or old('qtd_estudantes') }}'&gt;&lt;/div&gt;" calcext:value-type="string">
            <text:p>&lt;div class='form-group'&gt;&lt;label for='qtd_estudantes'&gt;QUANTIDADE DE ESTUDANTES &lt;/label&gt;&lt;input type='text' class='form-control <text:s/>has-feedback {{ $errors-&gt;has('qtd_estudantes') ? 'has-error' : '' }}' name='qtd_estudantes' value='{{ $householder-&gt;qtd_estudantes or old('qtd_estudant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2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trabalhadores</text:p>
          </table:table-cell>
          <table:table-cell table:formula="of:=[.B22]&amp;[.C22]&amp;&quot;');&quot;" office:value-type="string" office:string-value="$table-&gt;integer('qtd_trabalhadores');" calcext:value-type="string">
            <text:p>$table-&gt;integer('qtd_trabalhadores');</text:p>
          </table:table-cell>
          <table:table-cell/>
          <table:table-cell office:value-type="string" calcext:value-type="string">
            <text:p>QUANTIDADE DE TRABALHADORES</text:p>
          </table:table-cell>
          <table:table-cell table:formula="of:=&quot;'&quot;&amp;[.C22]&amp;&quot;',&quot;" office:value-type="string" office:string-value="'qtd_trabalhadores'," calcext:value-type="string">
            <text:p>'qtd_trabalhadores',</text:p>
          </table:table-cell>
          <table:table-cell office:value-type="float" office:value="14" calcext:value-type="float">
            <text:p>14</text:p>
          </table:table-cell>
          <table:table-cell table:formula="of:=&quot;'&quot;&amp;[.C22]&amp;&quot;' &quot;&amp;VLOOKUP([.H22];[$Planilha5.$A$1:$Planilha5.$B$21];2; )" office:value-type="string" office:string-value="'qtd_trabalhadores'  =&gt; $faker- &gt;randomDigitNotNull," calcext:value-type="string">
            <text:p>'qtd_trabalhadores' <text:s/>=&gt; $faker- &gt;randomDigitNotNull,</text:p>
          </table:table-cell>
          <table:table-cell/>
          <table:table-cell table:formula="of:=&quot;&lt;p&gt;&lt;span class='titulo_campo'&gt;&quot;&amp;PROPER([.C22])&amp;&quot;: &lt;/span&gt;{{ $householder-&gt;&quot;&amp;[.C22]&amp;&quot; }}&lt;/p&gt;&quot;" office:value-type="string" office:string-value="&lt;p&gt;&lt;span class='titulo_campo'&gt;Qtd_Trabalhadores: &lt;/span&gt;{{ $householder-&gt;qtd_trabalhadores }}&lt;/p&gt;" calcext:value-type="string">
            <text:p>&lt;p&gt;&lt;span class='titulo_campo'&gt;Qtd_Trabalhadores: &lt;/span&gt;{{ $householder-&gt;qtd_trabalhadores }}&lt;/p&gt;</text:p>
          </table:table-cell>
          <table:table-cell table:formula="of:=&quot;&lt;div class='form-group'&gt;&lt;label for='&quot;&amp;[.C22]&amp;&quot;'&gt;&quot;&amp;[.F22]&amp;&quot; &lt;/label&gt;&lt;input type='text' class='form-control  has-feedback {{ $errors-&gt;has('&quot;&amp;[.C22]&amp;&quot;') ? 'has-error' : '' }}' name='&quot;&amp;[.C22]&amp;&quot;' value='{{ $householder-&gt;&quot;&amp;[.C22]&amp;&quot; or old('&quot;&amp;[.C22]&amp;&quot;') }}'&gt;&lt;/div&gt;&quot;" office:value-type="string" office:string-value="&lt;div class='form-group'&gt;&lt;label for='qtd_trabalhadores'&gt;QUANTIDADE DE TRABALHADORES &lt;/label&gt;&lt;input type='text' class='form-control  has-feedback {{ $errors-&gt;has('qtd_trabalhadores') ? 'has-error' : '' }}' name='qtd_trabalhadores' value='{{ $householder-&gt;qtd_trabalhadores or old('qtd_trabalhadores') }}'&gt;&lt;/div&gt;" calcext:value-type="string">
            <text:p>&lt;div class='form-group'&gt;&lt;label for='qtd_trabalhadores'&gt;QUANTIDADE DE TRABALHADORES &lt;/label&gt;&lt;input type='text' class='form-control <text:s/>has-feedback {{ $errors-&gt;has('qtd_trabalhadores') ? 'has-error' : '' }}' name='qtd_trabalhadores' value='{{ $householder-&gt;qtd_trabalhadores or old('qtd_trabalhadores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$Planilha2.$A$1:$Planilha2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familiar</text:p>
          </table:table-cell>
          <table:table-cell table:formula="of:=[.B23]&amp;[.C23]&amp;&quot;');&quot;" office:value-type="string" office:string-value="$table-&gt;float('renda_familiar');" calcext:value-type="string">
            <text:p>$table-&gt;float('renda_familiar');</text:p>
          </table:table-cell>
          <table:table-cell/>
          <table:table-cell office:value-type="string" calcext:value-type="string">
            <text:p>RENDA FAMILIAR</text:p>
          </table:table-cell>
          <table:table-cell table:formula="of:=&quot;'&quot;&amp;[.C23]&amp;&quot;',&quot;" office:value-type="string" office:string-value="'renda_familiar'," calcext:value-type="string">
            <text:p>'renda_familiar',</text:p>
          </table:table-cell>
          <table:table-cell office:value-type="float" office:value="15" calcext:value-type="float">
            <text:p>15</text:p>
          </table:table-cell>
          <table:table-cell table:formula="of:=&quot;'&quot;&amp;[.C23]&amp;&quot;' &quot;&amp;VLOOKUP([.H23];[$Planilha5.$A$1:$Planilha5.$B$21];2; )" office:value-type="string" office:string-value="'renda_familiar'  =&gt; $faker- &gt;randomFloat(2,0,6)," calcext:value-type="string">
            <text:p>'renda_familiar' <text:s/>=&gt; $faker- &gt;randomFloat(2,0,6),</text:p>
          </table:table-cell>
          <table:table-cell/>
          <table:table-cell table:formula="of:=&quot;&lt;p&gt;&lt;span class='titulo_campo'&gt;&quot;&amp;PROPER([.C23])&amp;&quot;: &lt;/span&gt;{{ $householder-&gt;&quot;&amp;[.C23]&amp;&quot; }}&lt;/p&gt;&quot;" office:value-type="string" office:string-value="&lt;p&gt;&lt;span class='titulo_campo'&gt;Renda_Familiar: &lt;/span&gt;{{ $householder-&gt;renda_familiar }}&lt;/p&gt;" calcext:value-type="string">
            <text:p>&lt;p&gt;&lt;span class='titulo_campo'&gt;Renda_Familiar: &lt;/span&gt;{{ $householder-&gt;renda_familiar }}&lt;/p&gt;</text:p>
          </table:table-cell>
          <table:table-cell table:formula="of:=&quot;&lt;div class='form-group'&gt;&lt;label for='&quot;&amp;[.C23]&amp;&quot;'&gt;&quot;&amp;[.F23]&amp;&quot; &lt;/label&gt;&lt;input type='text' class='form-control  has-feedback {{ $errors-&gt;has('&quot;&amp;[.C23]&amp;&quot;') ? 'has-error' : '' }}' name='&quot;&amp;[.C23]&amp;&quot;' value='{{ $householder-&gt;&quot;&amp;[.C23]&amp;&quot; or old('&quot;&amp;[.C23]&amp;&quot;') }}'&gt;&lt;/div&gt;&quot;" office:value-type="string" office:string-value="&lt;div class='form-group'&gt;&lt;label for='renda_familiar'&gt;RENDA FAMILIAR &lt;/label&gt;&lt;input type='text' class='form-control  has-feedback {{ $errors-&gt;has('renda_familiar') ? 'has-error' : '' }}' name='renda_familiar' value='{{ $householder-&gt;renda_familiar or old('renda_familiar') }}'&gt;&lt;/div&gt;" calcext:value-type="string">
            <text:p>&lt;div class='form-group'&gt;&lt;label for='renda_familiar'&gt;RENDA FAMILIAR &lt;/label&gt;&lt;input type='text' class='form-control <text:s/>has-feedback {{ $errors-&gt;has('renda_familiar') ? 'has-error' : '' }}' name='renda_familiar' value='{{ $householder-&gt;renda_familiar or old('renda_familiar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$Planilha2.$A$1:$Planilha2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per_capita</text:p>
          </table:table-cell>
          <table:table-cell table:formula="of:=[.B24]&amp;[.C24]&amp;&quot;');&quot;" office:value-type="string" office:string-value="$table-&gt;float('renda_per_capita');" calcext:value-type="string">
            <text:p>$table-&gt;float('renda_per_capita');</text:p>
          </table:table-cell>
          <table:table-cell/>
          <table:table-cell office:value-type="string" calcext:value-type="string">
            <text:p>RENDA PER CAPITA</text:p>
          </table:table-cell>
          <table:table-cell table:formula="of:=&quot;'&quot;&amp;[.C24]&amp;&quot;',&quot;" office:value-type="string" office:string-value="'renda_per_capita'," calcext:value-type="string">
            <text:p>'renda_per_capita',</text:p>
          </table:table-cell>
          <table:table-cell office:value-type="float" office:value="15" calcext:value-type="float">
            <text:p>15</text:p>
          </table:table-cell>
          <table:table-cell table:formula="of:=&quot;'&quot;&amp;[.C24]&amp;&quot;' &quot;&amp;VLOOKUP([.H24];[$Planilha5.$A$1:$Planilha5.$B$21];2; )" office:value-type="string" office:string-value="'renda_per_capita'  =&gt; $faker- &gt;randomFloat(2,0,6)," calcext:value-type="string">
            <text:p>'renda_per_capita' <text:s/>=&gt; $faker- &gt;randomFloat(2,0,6),</text:p>
          </table:table-cell>
          <table:table-cell/>
          <table:table-cell table:formula="of:=&quot;&lt;p&gt;&lt;span class='titulo_campo'&gt;&quot;&amp;PROPER([.C24])&amp;&quot;: &lt;/span&gt;{{ $householder-&gt;&quot;&amp;[.C24]&amp;&quot; }}&lt;/p&gt;&quot;" office:value-type="string" office:string-value="&lt;p&gt;&lt;span class='titulo_campo'&gt;Renda_Per_Capita: &lt;/span&gt;{{ $householder-&gt;renda_per_capita }}&lt;/p&gt;" calcext:value-type="string">
            <text:p>&lt;p&gt;&lt;span class='titulo_campo'&gt;Renda_Per_Capita: &lt;/span&gt;{{ $householder-&gt;renda_per_capita }}&lt;/p&gt;</text:p>
          </table:table-cell>
          <table:table-cell table:formula="of:=&quot;&lt;div class='form-group'&gt;&lt;label for='&quot;&amp;[.C24]&amp;&quot;'&gt;&quot;&amp;[.F24]&amp;&quot; &lt;/label&gt;&lt;input type='text' class='form-control  has-feedback {{ $errors-&gt;has('&quot;&amp;[.C24]&amp;&quot;') ? 'has-error' : '' }}' name='&quot;&amp;[.C24]&amp;&quot;' value='{{ $householder-&gt;&quot;&amp;[.C24]&amp;&quot; or old('&quot;&amp;[.C24]&amp;&quot;') }}'&gt;&lt;/div&gt;&quot;" office:value-type="string" office:string-value="&lt;div class='form-group'&gt;&lt;label for='renda_per_capita'&gt;RENDA PER CAPITA &lt;/label&gt;&lt;input type='text' class='form-control  has-feedback {{ $errors-&gt;has('renda_per_capita') ? 'has-error' : '' }}' name='renda_per_capita' value='{{ $householder-&gt;renda_per_capita or old('renda_per_capita') }}'&gt;&lt;/div&gt;" calcext:value-type="string">
            <text:p>&lt;div class='form-group'&gt;&lt;label for='renda_per_capita'&gt;RENDA PER CAPITA &lt;/label&gt;&lt;input type='text' class='form-control <text:s/>has-feedback {{ $errors-&gt;has('renda_per_capita') ? 'has-error' : '' }}' name='renda_per_capita' value='{{ $householder-&gt;renda_per_capita or old('renda_per_capita') }}'&gt;&lt;/div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5];[$Planilha2.$A$1:$Planilha2.$C$11];3; )" office:value-type="string" office:string-value="$table-&gt;text('" calcext:value-type="string">
            <text:p>$table-&gt;text('</text:p>
          </table:table-cell>
          <table:table-cell office:value-type="string" calcext:value-type="string">
            <text:p>obs</text:p>
          </table:table-cell>
          <table:table-cell table:formula="of:=[.B25]&amp;[.C25]&amp;&quot;');&quot;" office:value-type="string" office:string-value="$table-&gt;text('obs');" calcext:value-type="string">
            <text:p>$table-&gt;text('obs');</text:p>
          </table:table-cell>
          <table:table-cell/>
          <table:table-cell office:value-type="string" calcext:value-type="string">
            <text:p>OBSERVAÇÕES:</text:p>
          </table:table-cell>
          <table:table-cell table:formula="of:=&quot;'&quot;&amp;[.C25]&amp;&quot;',&quot;" office:value-type="string" office:string-value="'obs'," calcext:value-type="string">
            <text:p>'obs',</text:p>
          </table:table-cell>
          <table:table-cell office:value-type="float" office:value="16" calcext:value-type="float">
            <text:p>16</text:p>
          </table:table-cell>
          <table:table-cell table:formula="of:=&quot;'&quot;&amp;[.C25]&amp;&quot;' &quot;&amp;VLOOKUP([.H25];[$Planilha5.$A$1:$Planilha5.$B$21];2; )" office:value-type="string" office:string-value="'obs'  =&gt; $faker- &gt;text(180)," calcext:value-type="string">
            <text:p>'obs' <text:s/>=&gt; $faker- &gt;text(180),</text:p>
          </table:table-cell>
          <table:table-cell/>
          <table:table-cell table:formula="of:=&quot;&lt;p&gt;&lt;span class='titulo_campo'&gt;&quot;&amp;PROPER([.C25])&amp;&quot;: &lt;/span&gt;{{ $householder-&gt;&quot;&amp;[.C25]&amp;&quot; }}&lt;/p&gt;&quot;" office:value-type="string" office:string-value="&lt;p&gt;&lt;span class='titulo_campo'&gt;Obs: &lt;/span&gt;{{ $householder-&gt;obs }}&lt;/p&gt;" calcext:value-type="string">
            <text:p>&lt;p&gt;&lt;span class='titulo_campo'&gt;Obs: &lt;/span&gt;{{ $householder-&gt;obs }}&lt;/p&gt;</text:p>
          </table:table-cell>
          <table:table-cell table:formula="of:=&quot;&lt;div class='form-group'&gt;&lt;label for='&quot;&amp;[.C25]&amp;&quot;'&gt;&quot;&amp;[.F25]&amp;&quot; &lt;/label&gt;&lt;input type='text' class='form-control  has-feedback {{ $errors-&gt;has('&quot;&amp;[.C25]&amp;&quot;') ? 'has-error' : '' }}' name='&quot;&amp;[.C25]&amp;&quot;' value='{{ $householder-&gt;&quot;&amp;[.C25]&amp;&quot; or old('&quot;&amp;[.C25]&amp;&quot;') }}'&gt;&lt;/div&gt;&quot;" office:value-type="string" office:string-value="&lt;div class='form-group'&gt;&lt;label for='obs'&gt;OBSERVAÇÕES: &lt;/label&gt;&lt;input type='text' class='form-control  has-feedback {{ $errors-&gt;has('obs') ? 'has-error' : '' }}' name='obs' value='{{ $householder-&gt;obs or old('obs') }}'&gt;&lt;/div&gt;" calcext:value-type="string">
            <text:p>&lt;div class='form-group'&gt;&lt;label for='obs'&gt;OBSERVAÇÕES: &lt;/label&gt;&lt;input type='text' class='form-control <text:s/>has-feedback {{ $errors-&gt;has('obs') ? 'has-error' : '' }}' name='obs' value='{{ $householder-&gt;obs or old('obs') }}'&gt;&lt;/div&gt;</text:p>
          </table:table-cell>
        </table:table-row>
      </table:table>
      <table:table table:name="socioeconomic_register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  <table:table-cell table:number-columns-repeated="4"/>
          <table:table-cell table:formula="of:=&quot;&lt;div class='form-group'&gt;&lt;label for='&quot;&amp;[.C1]&amp;&quot;'&gt;&quot;&amp;[.F1]&amp;&quot; &lt;/label&gt;&lt;input type='text' class='form-control  has-feedback {{ $errors-&gt;has('&quot;&amp;[.C1]&amp;&quot;') ? 'has-error' : '' }}' name='&quot;&amp;[.C1]&amp;&quot;' value='{{ $householder-&gt;&quot;&amp;[.C1]&amp;&quot; or old('&quot;&amp;[.C1]&amp;&quot;') }}'&gt;&lt;/div&gt;&quot;" office:value-type="string" office:string-value="&lt;div class='form-group'&gt;&lt;label for='id_householder'&gt; &lt;/label&gt;&lt;input type='text' class='form-control  has-feedback {{ $errors-&gt;has('id_householder') ? 'has-error' : '' }}' name='id_householder' value='{{ $householder-&gt;id_householder or old('id_householder') }}'&gt;&lt;/div&gt;" calcext:value-type="string">
            <text:p>&lt;div class='form-group'&gt;&lt;label for='id_householder'&gt; &lt;/label&gt;&lt;input type='text' class='form-control <text:s/>has-feedback {{ $errors-&gt;has('id_householder') ? 'has-error' : '' }}' name='id_householder' value='{{ $householder-&gt;id_householder or old('id_householder') }}'&gt;&lt;/div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2];[$Planilha2.$A$1:$Planilha2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</text:p>
          </table:table-cell>
          <table:table-cell table:formula="of:=[.B2]&amp;[.C2]&amp;&quot;');&quot;" office:value-type="string" office:string-value="$table-&gt;boolean('beneficiario');" calcext:value-type="string">
            <text:p>$table-&gt;boolean('beneficiario');</text:p>
          </table:table-cell>
          <table:table-cell/>
          <table:table-cell office:value-type="string" calcext:value-type="string">
            <text:p>É Beneficiado por Programa do Governo</text:p>
          </table:table-cell>
          <table:table-cell table:formula="of:=&quot;'&quot;&amp;[.C2]&amp;&quot;',&quot;" office:value-type="string" office:string-value="'beneficiario'," calcext:value-type="string">
            <text:p>'beneficiario',</text:p>
          </table:table-cell>
          <table:table-cell table:number-columns-repeated="4"/>
          <table:table-cell table:formula="of:=&quot;&lt;div class='form-group'&gt;&lt;label for='&quot;&amp;[.C2]&amp;&quot;'&gt;&quot;&amp;[.F2]&amp;&quot; &lt;/label&gt;&lt;input type='text' class='form-control  has-feedback {{ $errors-&gt;has('&quot;&amp;[.C2]&amp;&quot;') ? 'has-error' : '' }}' name='&quot;&amp;[.C2]&amp;&quot;' value='{{ $householder-&gt;&quot;&amp;[.C2]&amp;&quot; or old('&quot;&amp;[.C2]&amp;&quot;') }}'&gt;&lt;/div&gt;&quot;" office:value-type="string" office:string-value="&lt;div class='form-group'&gt;&lt;label for='beneficiario'&gt;É Beneficiado por Programa do Governo &lt;/label&gt;&lt;input type='text' class='form-control  has-feedback {{ $errors-&gt;has('beneficiario') ? 'has-error' : '' }}' name='beneficiario' value='{{ $householder-&gt;beneficiario or old('beneficiario') }}'&gt;&lt;/div&gt;" calcext:value-type="string">
            <text:p>&lt;div class='form-group'&gt;&lt;label for='beneficiario'&gt;É Beneficiado por Programa do Governo &lt;/label&gt;&lt;input type='text' class='form-control <text:s/>has-feedback {{ $errors-&gt;has('beneficiario') ? 'has-error' : '' }}' name='beneficiario' value='{{ $householder-&gt;beneficiario or old('beneficiari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gramas</text:p>
          </table:table-cell>
          <table:table-cell table:formula="of:=[.B3]&amp;[.C3]&amp;&quot;');&quot;" office:value-type="string" office:string-value="$table-&gt;string('programas');" calcext:value-type="string">
            <text:p>$table-&gt;string('programas');</text:p>
          </table:table-cell>
          <table:table-cell/>
          <table:table-cell office:value-type="string" calcext:value-type="string">
            <text:p>Qual Programa ou Quais Programas:</text:p>
          </table:table-cell>
          <table:table-cell table:formula="of:=&quot;'&quot;&amp;[.C3]&amp;&quot;',&quot;" office:value-type="string" office:string-value="'programas'," calcext:value-type="string">
            <text:p>'programas',</text:p>
          </table:table-cell>
          <table:table-cell table:number-columns-repeated="4"/>
          <table:table-cell table:formula="of:=&quot;&lt;div class='form-group'&gt;&lt;label for='&quot;&amp;[.C3]&amp;&quot;'&gt;&quot;&amp;[.F3]&amp;&quot; &lt;/label&gt;&lt;input type='text' class='form-control  has-feedback {{ $errors-&gt;has('&quot;&amp;[.C3]&amp;&quot;') ? 'has-error' : '' }}' name='&quot;&amp;[.C3]&amp;&quot;' value='{{ $householder-&gt;&quot;&amp;[.C3]&amp;&quot; or old('&quot;&amp;[.C3]&amp;&quot;') }}'&gt;&lt;/div&gt;&quot;" office:value-type="string" office:string-value="&lt;div class='form-group'&gt;&lt;label for='programas'&gt;Qual Programa ou Quais Programas: &lt;/label&gt;&lt;input type='text' class='form-control  has-feedback {{ $errors-&gt;has('programas') ? 'has-error' : '' }}' name='programas' value='{{ $householder-&gt;programas or old('programas') }}'&gt;&lt;/div&gt;" calcext:value-type="string">
            <text:p>&lt;div class='form-group'&gt;&lt;label for='programas'&gt;Qual Programa ou Quais Programas: &lt;/label&gt;&lt;input type='text' class='form-control <text:s/>has-feedback {{ $errors-&gt;has('programas') ? 'has-error' : '' }}' name='programas' value='{{ $householder-&gt;programas or old('programas') }}'&gt;&lt;/div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4];[$Planilha2.$A$1:$Planilha2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_fterra</text:p>
          </table:table-cell>
          <table:table-cell table:formula="of:=[.B4]&amp;[.C4]&amp;&quot;');&quot;" office:value-type="string" office:string-value="$table-&gt;boolean('beneficiario_fterra');" calcext:value-type="string">
            <text:p>$table-&gt;boolean('beneficiario_fterra');</text:p>
          </table:table-cell>
          <table:table-cell/>
          <table:table-cell office:value-type="string" calcext:value-type="string">
            <text:p>É ou já foi beneficiada pela Fundação Terra:</text:p>
          </table:table-cell>
          <table:table-cell table:formula="of:=&quot;'&quot;&amp;[.C4]&amp;&quot;',&quot;" office:value-type="string" office:string-value="'beneficiario_fterra'," calcext:value-type="string">
            <text:p>'beneficiario_fterra',</text:p>
          </table:table-cell>
          <table:table-cell table:number-columns-repeated="4"/>
          <table:table-cell table:formula="of:=&quot;&lt;div class='form-group'&gt;&lt;label for='&quot;&amp;[.C4]&amp;&quot;'&gt;&quot;&amp;[.F4]&amp;&quot; &lt;/label&gt;&lt;input type='text' class='form-control  has-feedback {{ $errors-&gt;has('&quot;&amp;[.C4]&amp;&quot;') ? 'has-error' : '' }}' name='&quot;&amp;[.C4]&amp;&quot;' value='{{ $householder-&gt;&quot;&amp;[.C4]&amp;&quot; or old('&quot;&amp;[.C4]&amp;&quot;') }}'&gt;&lt;/div&gt;&quot;" office:value-type="string" office:string-value="&lt;div class='form-group'&gt;&lt;label for='beneficiario_fterra'&gt;É ou já foi beneficiada pela Fundação Terra: &lt;/label&gt;&lt;input type='text' class='form-control  has-feedback {{ $errors-&gt;has('beneficiario_fterra') ? 'has-error' : '' }}' name='beneficiario_fterra' value='{{ $householder-&gt;beneficiario_fterra or old('beneficiario_fterra') }}'&gt;&lt;/div&gt;" calcext:value-type="string">
            <text:p>&lt;div class='form-group'&gt;&lt;label for='beneficiario_fterra'&gt;É ou já foi beneficiada pela Fundação Terra: &lt;/label&gt;&lt;input type='text' class='form-control <text:s/>has-feedback {{ $errors-&gt;has('beneficiario_fterra') ? 'has-error' : '' }}' name='beneficiario_fterra' value='{{ $householder-&gt;beneficiario_fterra or old('beneficiario_fterr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eneficiario_fterra_desc</text:p>
          </table:table-cell>
          <table:table-cell table:formula="of:=[.B5]&amp;[.C5]&amp;&quot;');&quot;" office:value-type="string" office:string-value="$table-&gt;string('beneficiario_fterra_desc');" calcext:value-type="string">
            <text:p>$table-&gt;string('beneficiario_fterra_desc');</text:p>
          </table:table-cell>
          <table:table-cell/>
          <table:table-cell office:value-type="string" calcext:value-type="string">
            <text:p>Em que?</text:p>
          </table:table-cell>
          <table:table-cell table:formula="of:=&quot;'&quot;&amp;[.C5]&amp;&quot;',&quot;" office:value-type="string" office:string-value="'beneficiario_fterra_desc'," calcext:value-type="string">
            <text:p>'beneficiario_fterra_desc',</text:p>
          </table:table-cell>
          <table:table-cell table:number-columns-repeated="4"/>
          <table:table-cell table:formula="of:=&quot;&lt;div class='form-group'&gt;&lt;label for='&quot;&amp;[.C5]&amp;&quot;'&gt;&quot;&amp;[.F5]&amp;&quot; &lt;/label&gt;&lt;input type='text' class='form-control  has-feedback {{ $errors-&gt;has('&quot;&amp;[.C5]&amp;&quot;') ? 'has-error' : '' }}' name='&quot;&amp;[.C5]&amp;&quot;' value='{{ $householder-&gt;&quot;&amp;[.C5]&amp;&quot; or old('&quot;&amp;[.C5]&amp;&quot;') }}'&gt;&lt;/div&gt;&quot;" office:value-type="string" office:string-value="&lt;div class='form-group'&gt;&lt;label for='beneficiario_fterra_desc'&gt;Em que? &lt;/label&gt;&lt;input type='text' class='form-control  has-feedback {{ $errors-&gt;has('beneficiario_fterra_desc') ? 'has-error' : '' }}' name='beneficiario_fterra_desc' value='{{ $householder-&gt;beneficiario_fterra_desc or old('beneficiario_fterra_desc') }}'&gt;&lt;/div&gt;" calcext:value-type="string">
            <text:p>&lt;div class='form-group'&gt;&lt;label for='beneficiario_fterra_desc'&gt;Em que? &lt;/label&gt;&lt;input type='text' class='form-control <text:s/>has-feedback {{ $errors-&gt;has('beneficiario_fterra_desc') ? 'has-error' : '' }}' name='beneficiario_fterra_desc' value='{{ $householder-&gt;beneficiario_fterra_desc or old('beneficiario_fterra_desc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oradia</text:p>
          </table:table-cell>
          <table:table-cell table:formula="of:=[.B6]&amp;[.C6]&amp;&quot;');&quot;" office:value-type="string" office:string-value="$table-&gt;string('moradia');" calcext:value-type="string">
            <text:p>$table-&gt;string('moradia');</text:p>
          </table:table-cell>
          <table:table-cell/>
          <table:table-cell office:value-type="string" calcext:value-type="string">
            <text:p>Moradia:</text:p>
          </table:table-cell>
          <table:table-cell table:formula="of:=&quot;'&quot;&amp;[.C6]&amp;&quot;',&quot;" office:value-type="string" office:string-value="'moradia'," calcext:value-type="string">
            <text:p>'moradia',</text:p>
          </table:table-cell>
          <table:table-cell table:number-columns-repeated="4"/>
          <table:table-cell table:formula="of:=&quot;&lt;div class='form-group'&gt;&lt;label for='&quot;&amp;[.C6]&amp;&quot;'&gt;&quot;&amp;[.F6]&amp;&quot; &lt;/label&gt;&lt;input type='text' class='form-control  has-feedback {{ $errors-&gt;has('&quot;&amp;[.C6]&amp;&quot;') ? 'has-error' : '' }}' name='&quot;&amp;[.C6]&amp;&quot;' value='{{ $householder-&gt;&quot;&amp;[.C6]&amp;&quot; or old('&quot;&amp;[.C6]&amp;&quot;') }}'&gt;&lt;/div&gt;&quot;" office:value-type="string" office:string-value="&lt;div class='form-group'&gt;&lt;label for='moradia'&gt;Moradia: &lt;/label&gt;&lt;input type='text' class='form-control  has-feedback {{ $errors-&gt;has('moradia') ? 'has-error' : '' }}' name='moradia' value='{{ $householder-&gt;moradia or old('moradia') }}'&gt;&lt;/div&gt;" calcext:value-type="string">
            <text:p>&lt;div class='form-group'&gt;&lt;label for='moradia'&gt;Moradia: &lt;/label&gt;&lt;input type='text' class='form-control <text:s/>has-feedback {{ $errors-&gt;has('moradia') ? 'has-error' : '' }}' name='moradia' value='{{ $householder-&gt;moradia or old('morad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ipo_domicilio</text:p>
          </table:table-cell>
          <table:table-cell table:formula="of:=[.B7]&amp;[.C7]&amp;&quot;');&quot;" office:value-type="string" office:string-value="$table-&gt;string('tipo_domicilio');" calcext:value-type="string">
            <text:p>$table-&gt;string('tipo_domicilio');</text:p>
          </table:table-cell>
          <table:table-cell/>
          <table:table-cell office:value-type="string" calcext:value-type="string">
            <text:p>Tipo de Domicílio:</text:p>
          </table:table-cell>
          <table:table-cell table:formula="of:=&quot;'&quot;&amp;[.C7]&amp;&quot;',&quot;" office:value-type="string" office:string-value="'tipo_domicilio'," calcext:value-type="string">
            <text:p>'tipo_domicilio',</text:p>
          </table:table-cell>
          <table:table-cell table:number-columns-repeated="4"/>
          <table:table-cell table:formula="of:=&quot;&lt;div class='form-group'&gt;&lt;label for='&quot;&amp;[.C7]&amp;&quot;'&gt;&quot;&amp;[.F7]&amp;&quot; &lt;/label&gt;&lt;input type='text' class='form-control  has-feedback {{ $errors-&gt;has('&quot;&amp;[.C7]&amp;&quot;') ? 'has-error' : '' }}' name='&quot;&amp;[.C7]&amp;&quot;' value='{{ $householder-&gt;&quot;&amp;[.C7]&amp;&quot; or old('&quot;&amp;[.C7]&amp;&quot;') }}'&gt;&lt;/div&gt;&quot;" office:value-type="string" office:string-value="&lt;div class='form-group'&gt;&lt;label for='tipo_domicilio'&gt;Tipo de Domicílio: &lt;/label&gt;&lt;input type='text' class='form-control  has-feedback {{ $errors-&gt;has('tipo_domicilio') ? 'has-error' : '' }}' name='tipo_domicilio' value='{{ $householder-&gt;tipo_domicilio or old('tipo_domicilio') }}'&gt;&lt;/div&gt;" calcext:value-type="string">
            <text:p>&lt;div class='form-group'&gt;&lt;label for='tipo_domicilio'&gt;Tipo de Domicílio: &lt;/label&gt;&lt;input type='text' class='form-control <text:s/>has-feedback {{ $errors-&gt;has('tipo_domicilio') ? 'has-error' : '' }}' name='tipo_domicilio' value='{{ $householder-&gt;tipo_domicilio or old('tipo_domicilio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omodos</text:p>
          </table:table-cell>
          <table:table-cell table:formula="of:=[.B8]&amp;[.C8]&amp;&quot;');&quot;" office:value-type="string" office:string-value="$table-&gt;integer('qtd_comodos');" calcext:value-type="string">
            <text:p>$table-&gt;integer('qtd_comodos');</text:p>
          </table:table-cell>
          <table:table-cell/>
          <table:table-cell office:value-type="string" calcext:value-type="string">
            <text:p>Quantidade de Cômodos:</text:p>
          </table:table-cell>
          <table:table-cell table:formula="of:=&quot;'&quot;&amp;[.C8]&amp;&quot;',&quot;" office:value-type="string" office:string-value="'qtd_comodos'," calcext:value-type="string">
            <text:p>'qtd_comodos',</text:p>
          </table:table-cell>
          <table:table-cell table:number-columns-repeated="4"/>
          <table:table-cell table:formula="of:=&quot;&lt;div class='form-group'&gt;&lt;label for='&quot;&amp;[.C8]&amp;&quot;'&gt;&quot;&amp;[.F8]&amp;&quot; &lt;/label&gt;&lt;input type='text' class='form-control  has-feedback {{ $errors-&gt;has('&quot;&amp;[.C8]&amp;&quot;') ? 'has-error' : '' }}' name='&quot;&amp;[.C8]&amp;&quot;' value='{{ $householder-&gt;&quot;&amp;[.C8]&amp;&quot; or old('&quot;&amp;[.C8]&amp;&quot;') }}'&gt;&lt;/div&gt;&quot;" office:value-type="string" office:string-value="&lt;div class='form-group'&gt;&lt;label for='qtd_comodos'&gt;Quantidade de Cômodos: &lt;/label&gt;&lt;input type='text' class='form-control  has-feedback {{ $errors-&gt;has('qtd_comodos') ? 'has-error' : '' }}' name='qtd_comodos' value='{{ $householder-&gt;qtd_comodos or old('qtd_comodos') }}'&gt;&lt;/div&gt;" calcext:value-type="string">
            <text:p>&lt;div class='form-group'&gt;&lt;label for='qtd_comodos'&gt;Quantidade de Cômodos: &lt;/label&gt;&lt;input type='text' class='form-control <text:s/>has-feedback {{ $errors-&gt;has('qtd_comodos') ? 'has-error' : '' }}' name='qtd_comodos' value='{{ $householder-&gt;qtd_comodos or old('qtd_comodos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obs_moradia</text:p>
          </table:table-cell>
          <table:table-cell table:formula="of:=[.B9]&amp;[.C9]&amp;&quot;');&quot;" office:value-type="string" office:string-value="$table-&gt;string('obs_moradia');" calcext:value-type="string">
            <text:p>$table-&gt;string('obs_moradia');</text:p>
          </table:table-cell>
          <table:table-cell/>
          <table:table-cell office:value-type="string" calcext:value-type="string">
            <text:p>OBS:</text:p>
          </table:table-cell>
          <table:table-cell table:formula="of:=&quot;'&quot;&amp;[.C9]&amp;&quot;',&quot;" office:value-type="string" office:string-value="'obs_moradia'," calcext:value-type="string">
            <text:p>'obs_moradia',</text:p>
          </table:table-cell>
          <table:table-cell table:number-columns-repeated="4"/>
          <table:table-cell table:formula="of:=&quot;&lt;div class='form-group'&gt;&lt;label for='&quot;&amp;[.C9]&amp;&quot;'&gt;&quot;&amp;[.F9]&amp;&quot; &lt;/label&gt;&lt;input type='text' class='form-control  has-feedback {{ $errors-&gt;has('&quot;&amp;[.C9]&amp;&quot;') ? 'has-error' : '' }}' name='&quot;&amp;[.C9]&amp;&quot;' value='{{ $householder-&gt;&quot;&amp;[.C9]&amp;&quot; or old('&quot;&amp;[.C9]&amp;&quot;') }}'&gt;&lt;/div&gt;&quot;" office:value-type="string" office:string-value="&lt;div class='form-group'&gt;&lt;label for='obs_moradia'&gt;OBS: &lt;/label&gt;&lt;input type='text' class='form-control  has-feedback {{ $errors-&gt;has('obs_moradia') ? 'has-error' : '' }}' name='obs_moradia' value='{{ $householder-&gt;obs_moradia or old('obs_moradia') }}'&gt;&lt;/div&gt;" calcext:value-type="string">
            <text:p>&lt;div class='form-group'&gt;&lt;label for='obs_moradia'&gt;OBS: &lt;/label&gt;&lt;input type='text' class='form-control <text:s/>has-feedback {{ $errors-&gt;has('obs_moradia') ? 'has-error' : '' }}' name='obs_moradia' value='{{ $householder-&gt;obs_moradia or old('obs_morad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</text:p>
          </table:table-cell>
          <table:table-cell table:formula="of:=[.B10]&amp;[.C10]&amp;&quot;');&quot;" office:value-type="string" office:string-value="$table-&gt;string('material_moradia');" calcext:value-type="string">
            <text:p>$table-&gt;string('material_moradia');</text:p>
          </table:table-cell>
          <table:table-cell/>
          <table:table-cell office:value-type="string" calcext:value-type="string">
            <text:p>Material predominante na construção deste domicílio:</text:p>
          </table:table-cell>
          <table:table-cell table:formula="of:=&quot;'&quot;&amp;[.C10]&amp;&quot;',&quot;" office:value-type="string" office:string-value="'material_moradia'," calcext:value-type="string">
            <text:p>'material_moradia',</text:p>
          </table:table-cell>
          <table:table-cell table:number-columns-repeated="4"/>
          <table:table-cell table:formula="of:=&quot;&lt;div class='form-group'&gt;&lt;label for='&quot;&amp;[.C10]&amp;&quot;'&gt;&quot;&amp;[.F10]&amp;&quot; &lt;/label&gt;&lt;input type='text' class='form-control  has-feedback {{ $errors-&gt;has('&quot;&amp;[.C10]&amp;&quot;') ? 'has-error' : '' }}' name='&quot;&amp;[.C10]&amp;&quot;' value='{{ $householder-&gt;&quot;&amp;[.C10]&amp;&quot; or old('&quot;&amp;[.C10]&amp;&quot;') }}'&gt;&lt;/div&gt;&quot;" office:value-type="string" office:string-value="&lt;div class='form-group'&gt;&lt;label for='material_moradia'&gt;Material predominante na construção deste domicílio: &lt;/label&gt;&lt;input type='text' class='form-control  has-feedback {{ $errors-&gt;has('material_moradia') ? 'has-error' : '' }}' name='material_moradia' value='{{ $householder-&gt;material_moradia or old('material_moradia') }}'&gt;&lt;/div&gt;" calcext:value-type="string">
            <text:p>&lt;div class='form-group'&gt;&lt;label for='material_moradia'&gt;Material predominante na construção deste domicílio: &lt;/label&gt;&lt;input type='text' class='form-control <text:s/>has-feedback {{ $errors-&gt;has('material_moradia') ? 'has-error' : '' }}' name='material_moradia' value='{{ $householder-&gt;material_moradia or old('material_morad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_cobertura</text:p>
          </table:table-cell>
          <table:table-cell table:formula="of:=[.B11]&amp;[.C11]&amp;&quot;');&quot;" office:value-type="string" office:string-value="$table-&gt;string('material_moradia_cobertura');" calcext:value-type="string">
            <text:p>$table-&gt;string('material_moradia_cobertura');</text:p>
          </table:table-cell>
          <table:table-cell/>
          <table:table-cell office:value-type="string" calcext:value-type="string">
            <text:p>Material predominante na cobertura deste domicílio:</text:p>
          </table:table-cell>
          <table:table-cell table:formula="of:=&quot;'&quot;&amp;[.C11]&amp;&quot;',&quot;" office:value-type="string" office:string-value="'material_moradia_cobertura'," calcext:value-type="string">
            <text:p>'material_moradia_cobertura',</text:p>
          </table:table-cell>
          <table:table-cell table:number-columns-repeated="4"/>
          <table:table-cell table:formula="of:=&quot;&lt;div class='form-group'&gt;&lt;label for='&quot;&amp;[.C11]&amp;&quot;'&gt;&quot;&amp;[.F11]&amp;&quot; &lt;/label&gt;&lt;input type='text' class='form-control  has-feedback {{ $errors-&gt;has('&quot;&amp;[.C11]&amp;&quot;') ? 'has-error' : '' }}' name='&quot;&amp;[.C11]&amp;&quot;' value='{{ $householder-&gt;&quot;&amp;[.C11]&amp;&quot; or old('&quot;&amp;[.C11]&amp;&quot;') }}'&gt;&lt;/div&gt;&quot;" office:value-type="string" office:string-value="&lt;div class='form-group'&gt;&lt;label for='material_moradia_cobertura'&gt;Material predominante na cobertura deste domicílio: &lt;/label&gt;&lt;input type='text' class='form-control  has-feedback {{ $errors-&gt;has('material_moradia_cobertura') ? 'has-error' : '' }}' name='material_moradia_cobertura' value='{{ $householder-&gt;material_moradia_cobertura or old('material_moradia_cobertura') }}'&gt;&lt;/div&gt;" calcext:value-type="string">
            <text:p>&lt;div class='form-group'&gt;&lt;label for='material_moradia_cobertura'&gt;Material predominante na cobertura deste domicílio: &lt;/label&gt;&lt;input type='text' class='form-control <text:s/>has-feedback {{ $errors-&gt;has('material_moradia_cobertura') ? 'has-error' : '' }}' name='material_moradia_cobertura' value='{{ $householder-&gt;material_moradia_cobertura or old('material_moradia_cobertur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agua_moradia</text:p>
          </table:table-cell>
          <table:table-cell table:formula="of:=[.B12]&amp;[.C12]&amp;&quot;');&quot;" office:value-type="string" office:string-value="$table-&gt;string('agua_moradia');" calcext:value-type="string">
            <text:p>$table-&gt;string('agua_moradia');</text:p>
          </table:table-cell>
          <table:table-cell/>
          <table:table-cell office:value-type="string" calcext:value-type="string">
            <text:p>Condição de água deste domicílio:</text:p>
          </table:table-cell>
          <table:table-cell table:formula="of:=&quot;'&quot;&amp;[.C12]&amp;&quot;',&quot;" office:value-type="string" office:string-value="'agua_moradia'," calcext:value-type="string">
            <text:p>'agua_moradia',</text:p>
          </table:table-cell>
          <table:table-cell table:number-columns-repeated="4"/>
          <table:table-cell table:formula="of:=&quot;&lt;div class='form-group'&gt;&lt;label for='&quot;&amp;[.C12]&amp;&quot;'&gt;&quot;&amp;[.F12]&amp;&quot; &lt;/label&gt;&lt;input type='text' class='form-control  has-feedback {{ $errors-&gt;has('&quot;&amp;[.C12]&amp;&quot;') ? 'has-error' : '' }}' name='&quot;&amp;[.C12]&amp;&quot;' value='{{ $householder-&gt;&quot;&amp;[.C12]&amp;&quot; or old('&quot;&amp;[.C12]&amp;&quot;') }}'&gt;&lt;/div&gt;&quot;" office:value-type="string" office:string-value="&lt;div class='form-group'&gt;&lt;label for='agua_moradia'&gt;Condição de água deste domicílio: &lt;/label&gt;&lt;input type='text' class='form-control  has-feedback {{ $errors-&gt;has('agua_moradia') ? 'has-error' : '' }}' name='agua_moradia' value='{{ $householder-&gt;agua_moradia or old('agua_moradia') }}'&gt;&lt;/div&gt;" calcext:value-type="string">
            <text:p>&lt;div class='form-group'&gt;&lt;label for='agua_moradia'&gt;Condição de água deste domicílio: &lt;/label&gt;&lt;input type='text' class='form-control <text:s/>has-feedback {{ $errors-&gt;has('agua_moradia') ? 'has-error' : '' }}' name='agua_moradia' value='{{ $householder-&gt;agua_moradia or old('agua_morad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iluminacao_moradia</text:p>
          </table:table-cell>
          <table:table-cell table:formula="of:=[.B13]&amp;[.C13]&amp;&quot;');&quot;" office:value-type="string" office:string-value="$table-&gt;string('iluminacao_moradia');" calcext:value-type="string">
            <text:p>$table-&gt;string('iluminacao_moradia');</text:p>
          </table:table-cell>
          <table:table-cell/>
          <table:table-cell office:value-type="string" calcext:value-type="string">
            <text:p>Forma de iluminação deste domicílio:</text:p>
          </table:table-cell>
          <table:table-cell table:formula="of:=&quot;'&quot;&amp;[.C13]&amp;&quot;',&quot;" office:value-type="string" office:string-value="'iluminacao_moradia'," calcext:value-type="string">
            <text:p>'iluminacao_moradia',</text:p>
          </table:table-cell>
          <table:table-cell table:number-columns-repeated="4"/>
          <table:table-cell table:formula="of:=&quot;&lt;div class='form-group'&gt;&lt;label for='&quot;&amp;[.C13]&amp;&quot;'&gt;&quot;&amp;[.F13]&amp;&quot; &lt;/label&gt;&lt;input type='text' class='form-control  has-feedback {{ $errors-&gt;has('&quot;&amp;[.C13]&amp;&quot;') ? 'has-error' : '' }}' name='&quot;&amp;[.C13]&amp;&quot;' value='{{ $householder-&gt;&quot;&amp;[.C13]&amp;&quot; or old('&quot;&amp;[.C13]&amp;&quot;') }}'&gt;&lt;/div&gt;&quot;" office:value-type="string" office:string-value="&lt;div class='form-group'&gt;&lt;label for='iluminacao_moradia'&gt;Forma de iluminação deste domicílio: &lt;/label&gt;&lt;input type='text' class='form-control  has-feedback {{ $errors-&gt;has('iluminacao_moradia') ? 'has-error' : '' }}' name='iluminacao_moradia' value='{{ $householder-&gt;iluminacao_moradia or old('iluminacao_moradia') }}'&gt;&lt;/div&gt;" calcext:value-type="string">
            <text:p>&lt;div class='form-group'&gt;&lt;label for='iluminacao_moradia'&gt;Forma de iluminação deste domicílio: &lt;/label&gt;&lt;input type='text' class='form-control <text:s/>has-feedback {{ $errors-&gt;has('iluminacao_moradia') ? 'has-error' : '' }}' name='iluminacao_moradia' value='{{ $householder-&gt;iluminacao_moradia or old('iluminacao_morad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eparacao_alimentos</text:p>
          </table:table-cell>
          <table:table-cell table:formula="of:=[.B14]&amp;[.C14]&amp;&quot;');&quot;" office:value-type="string" office:string-value="$table-&gt;string('preparacao_alimentos');" calcext:value-type="string">
            <text:p>$table-&gt;string('preparacao_alimentos');</text:p>
          </table:table-cell>
          <table:table-cell/>
          <table:table-cell office:value-type="string" calcext:value-type="string">
            <text:p>Forma de Preparação de alimentos:</text:p>
          </table:table-cell>
          <table:table-cell table:formula="of:=&quot;'&quot;&amp;[.C14]&amp;&quot;',&quot;" office:value-type="string" office:string-value="'preparacao_alimentos'," calcext:value-type="string">
            <text:p>'preparacao_alimentos',</text:p>
          </table:table-cell>
          <table:table-cell table:number-columns-repeated="4"/>
          <table:table-cell table:formula="of:=&quot;&lt;div class='form-group'&gt;&lt;label for='&quot;&amp;[.C14]&amp;&quot;'&gt;&quot;&amp;[.F14]&amp;&quot; &lt;/label&gt;&lt;input type='text' class='form-control  has-feedback {{ $errors-&gt;has('&quot;&amp;[.C14]&amp;&quot;') ? 'has-error' : '' }}' name='&quot;&amp;[.C14]&amp;&quot;' value='{{ $householder-&gt;&quot;&amp;[.C14]&amp;&quot; or old('&quot;&amp;[.C14]&amp;&quot;') }}'&gt;&lt;/div&gt;&quot;" office:value-type="string" office:string-value="&lt;div class='form-group'&gt;&lt;label for='preparacao_alimentos'&gt;Forma de Preparação de alimentos: &lt;/label&gt;&lt;input type='text' class='form-control  has-feedback {{ $errors-&gt;has('preparacao_alimentos') ? 'has-error' : '' }}' name='preparacao_alimentos' value='{{ $householder-&gt;preparacao_alimentos or old('preparacao_alimentos') }}'&gt;&lt;/div&gt;" calcext:value-type="string">
            <text:p>&lt;div class='form-group'&gt;&lt;label for='preparacao_alimentos'&gt;Forma de Preparação de alimentos: &lt;/label&gt;&lt;input type='text' class='form-control <text:s/>has-feedback {{ $errors-&gt;has('preparacao_alimentos') ? 'has-error' : '' }}' name='preparacao_alimentos' value='{{ $householder-&gt;preparacao_alimentos or old('preparacao_alimentos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nheiro</text:p>
          </table:table-cell>
          <table:table-cell table:formula="of:=[.B15]&amp;[.C15]&amp;&quot;');&quot;" office:value-type="string" office:string-value="$table-&gt;string('banheiro');" calcext:value-type="string">
            <text:p>$table-&gt;string('banheiro');</text:p>
          </table:table-cell>
          <table:table-cell/>
          <table:table-cell office:value-type="string" calcext:value-type="string">
            <text:p>Existência de banheiro neste domicílio:</text:p>
          </table:table-cell>
          <table:table-cell table:formula="of:=&quot;'&quot;&amp;[.C15]&amp;&quot;',&quot;" office:value-type="string" office:string-value="'banheiro'," calcext:value-type="string">
            <text:p>'banheiro',</text:p>
          </table:table-cell>
          <table:table-cell table:number-columns-repeated="4"/>
          <table:table-cell table:formula="of:=&quot;&lt;div class='form-group'&gt;&lt;label for='&quot;&amp;[.C15]&amp;&quot;'&gt;&quot;&amp;[.F15]&amp;&quot; &lt;/label&gt;&lt;input type='text' class='form-control  has-feedback {{ $errors-&gt;has('&quot;&amp;[.C15]&amp;&quot;') ? 'has-error' : '' }}' name='&quot;&amp;[.C15]&amp;&quot;' value='{{ $householder-&gt;&quot;&amp;[.C15]&amp;&quot; or old('&quot;&amp;[.C15]&amp;&quot;') }}'&gt;&lt;/div&gt;&quot;" office:value-type="string" office:string-value="&lt;div class='form-group'&gt;&lt;label for='banheiro'&gt;Existência de banheiro neste domicílio: &lt;/label&gt;&lt;input type='text' class='form-control  has-feedback {{ $errors-&gt;has('banheiro') ? 'has-error' : '' }}' name='banheiro' value='{{ $householder-&gt;banheiro or old('banheiro') }}'&gt;&lt;/div&gt;" calcext:value-type="string">
            <text:p>&lt;div class='form-group'&gt;&lt;label for='banheiro'&gt;Existência de banheiro neste domicílio: &lt;/label&gt;&lt;input type='text' class='form-control <text:s/>has-feedback {{ $errors-&gt;has('banheiro') ? 'has-error' : '' }}' name='banheiro' value='{{ $householder-&gt;banheiro or old('banheir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dejetos</text:p>
          </table:table-cell>
          <table:table-cell table:formula="of:=[.B16]&amp;[.C16]&amp;&quot;');&quot;" office:value-type="string" office:string-value="$table-&gt;string('destino_dejetos');" calcext:value-type="string">
            <text:p>$table-&gt;string('destino_dejetos');</text:p>
          </table:table-cell>
          <table:table-cell/>
          <table:table-cell office:value-type="string" calcext:value-type="string">
            <text:p>Destino dos dejetos:</text:p>
          </table:table-cell>
          <table:table-cell table:formula="of:=&quot;'&quot;&amp;[.C16]&amp;&quot;',&quot;" office:value-type="string" office:string-value="'destino_dejetos'," calcext:value-type="string">
            <text:p>'destino_dejetos',</text:p>
          </table:table-cell>
          <table:table-cell table:number-columns-repeated="4"/>
          <table:table-cell table:formula="of:=&quot;&lt;div class='form-group'&gt;&lt;label for='&quot;&amp;[.C16]&amp;&quot;'&gt;&quot;&amp;[.F16]&amp;&quot; &lt;/label&gt;&lt;input type='text' class='form-control  has-feedback {{ $errors-&gt;has('&quot;&amp;[.C16]&amp;&quot;') ? 'has-error' : '' }}' name='&quot;&amp;[.C16]&amp;&quot;' value='{{ $householder-&gt;&quot;&amp;[.C16]&amp;&quot; or old('&quot;&amp;[.C16]&amp;&quot;') }}'&gt;&lt;/div&gt;&quot;" office:value-type="string" office:string-value="&lt;div class='form-group'&gt;&lt;label for='destino_dejetos'&gt;Destino dos dejetos: &lt;/label&gt;&lt;input type='text' class='form-control  has-feedback {{ $errors-&gt;has('destino_dejetos') ? 'has-error' : '' }}' name='destino_dejetos' value='{{ $householder-&gt;destino_dejetos or old('destino_dejetos') }}'&gt;&lt;/div&gt;" calcext:value-type="string">
            <text:p>&lt;div class='form-group'&gt;&lt;label for='destino_dejetos'&gt;Destino dos dejetos: &lt;/label&gt;&lt;input type='text' class='form-control <text:s/>has-feedback {{ $errors-&gt;has('destino_dejetos') ? 'has-error' : '' }}' name='destino_dejetos' value='{{ $householder-&gt;destino_dejetos or old('destino_dejetos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quipamentos_banheiro</text:p>
          </table:table-cell>
          <table:table-cell table:formula="of:=[.B17]&amp;[.C17]&amp;&quot;');&quot;" office:value-type="string" office:string-value="$table-&gt;string('equipamentos_banheiro');" calcext:value-type="string">
            <text:p>$table-&gt;string('equipamentos_banheiro');</text:p>
          </table:table-cell>
          <table:table-cell/>
          <table:table-cell office:value-type="string" calcext:value-type="string">
            <text:p>Equipamentos no banheiro:</text:p>
          </table:table-cell>
          <table:table-cell table:formula="of:=&quot;'&quot;&amp;[.C17]&amp;&quot;',&quot;" office:value-type="string" office:string-value="'equipamentos_banheiro'," calcext:value-type="string">
            <text:p>'equipamentos_banheiro',</text:p>
          </table:table-cell>
          <table:table-cell table:number-columns-repeated="4"/>
          <table:table-cell table:formula="of:=&quot;&lt;div class='form-group'&gt;&lt;label for='&quot;&amp;[.C17]&amp;&quot;'&gt;&quot;&amp;[.F17]&amp;&quot; &lt;/label&gt;&lt;input type='text' class='form-control  has-feedback {{ $errors-&gt;has('&quot;&amp;[.C17]&amp;&quot;') ? 'has-error' : '' }}' name='&quot;&amp;[.C17]&amp;&quot;' value='{{ $householder-&gt;&quot;&amp;[.C17]&amp;&quot; or old('&quot;&amp;[.C17]&amp;&quot;') }}'&gt;&lt;/div&gt;&quot;" office:value-type="string" office:string-value="&lt;div class='form-group'&gt;&lt;label for='equipamentos_banheiro'&gt;Equipamentos no banheiro: &lt;/label&gt;&lt;input type='text' class='form-control  has-feedback {{ $errors-&gt;has('equipamentos_banheiro') ? 'has-error' : '' }}' name='equipamentos_banheiro' value='{{ $householder-&gt;equipamentos_banheiro or old('equipamentos_banheiro') }}'&gt;&lt;/div&gt;" calcext:value-type="string">
            <text:p>&lt;div class='form-group'&gt;&lt;label for='equipamentos_banheiro'&gt;Equipamentos no banheiro: &lt;/label&gt;&lt;input type='text' class='form-control <text:s/>has-feedback {{ $errors-&gt;has('equipamentos_banheiro') ? 'has-error' : '' }}' name='equipamentos_banheiro' value='{{ $householder-&gt;equipamentos_banheiro or old('equipamentos_banheir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letrodomesticos</text:p>
          </table:table-cell>
          <table:table-cell table:formula="of:=[.B18]&amp;[.C18]&amp;&quot;');&quot;" office:value-type="string" office:string-value="$table-&gt;string('eletrodomesticos');" calcext:value-type="string">
            <text:p>$table-&gt;string('eletrodomesticos');</text:p>
          </table:table-cell>
          <table:table-cell/>
          <table:table-cell office:value-type="string" calcext:value-type="string">
            <text:p>Existência de eletrodomésticos neste domicílio:</text:p>
          </table:table-cell>
          <table:table-cell table:formula="of:=&quot;'&quot;&amp;[.C18]&amp;&quot;',&quot;" office:value-type="string" office:string-value="'eletrodomesticos'," calcext:value-type="string">
            <text:p>'eletrodomesticos',</text:p>
          </table:table-cell>
          <table:table-cell table:number-columns-repeated="4"/>
          <table:table-cell table:formula="of:=&quot;&lt;div class='form-group'&gt;&lt;label for='&quot;&amp;[.C18]&amp;&quot;'&gt;&quot;&amp;[.F18]&amp;&quot; &lt;/label&gt;&lt;input type='text' class='form-control  has-feedback {{ $errors-&gt;has('&quot;&amp;[.C18]&amp;&quot;') ? 'has-error' : '' }}' name='&quot;&amp;[.C18]&amp;&quot;' value='{{ $householder-&gt;&quot;&amp;[.C18]&amp;&quot; or old('&quot;&amp;[.C18]&amp;&quot;') }}'&gt;&lt;/div&gt;&quot;" office:value-type="string" office:string-value="&lt;div class='form-group'&gt;&lt;label for='eletrodomesticos'&gt;Existência de eletrodomésticos neste domicílio: &lt;/label&gt;&lt;input type='text' class='form-control  has-feedback {{ $errors-&gt;has('eletrodomesticos') ? 'has-error' : '' }}' name='eletrodomesticos' value='{{ $householder-&gt;eletrodomesticos or old('eletrodomesticos') }}'&gt;&lt;/div&gt;" calcext:value-type="string">
            <text:p>&lt;div class='form-group'&gt;&lt;label for='eletrodomesticos'&gt;Existência de eletrodomésticos neste domicílio: &lt;/label&gt;&lt;input type='text' class='form-control <text:s/>has-feedback {{ $errors-&gt;has('eletrodomesticos') ? 'has-error' : '' }}' name='eletrodomesticos' value='{{ $householder-&gt;eletrodomesticos or old('eletrodomesticos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9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lixo</text:p>
          </table:table-cell>
          <table:table-cell table:formula="of:=[.B19]&amp;[.C19]&amp;&quot;');&quot;" office:value-type="string" office:string-value="$table-&gt;string('destino_lixo');" calcext:value-type="string">
            <text:p>$table-&gt;string('destino_lixo');</text:p>
          </table:table-cell>
          <table:table-cell/>
          <table:table-cell office:value-type="string" calcext:value-type="string">
            <text:p>Destino do lixo Caseiro:</text:p>
          </table:table-cell>
          <table:table-cell table:formula="of:=&quot;'&quot;&amp;[.C19]&amp;&quot;',&quot;" office:value-type="string" office:string-value="'destino_lixo'," calcext:value-type="string">
            <text:p>'destino_lixo',</text:p>
          </table:table-cell>
          <table:table-cell table:number-columns-repeated="4"/>
          <table:table-cell table:formula="of:=&quot;&lt;div class='form-group'&gt;&lt;label for='&quot;&amp;[.C19]&amp;&quot;'&gt;&quot;&amp;[.F19]&amp;&quot; &lt;/label&gt;&lt;input type='text' class='form-control  has-feedback {{ $errors-&gt;has('&quot;&amp;[.C19]&amp;&quot;') ? 'has-error' : '' }}' name='&quot;&amp;[.C19]&amp;&quot;' value='{{ $householder-&gt;&quot;&amp;[.C19]&amp;&quot; or old('&quot;&amp;[.C19]&amp;&quot;') }}'&gt;&lt;/div&gt;&quot;" office:value-type="string" office:string-value="&lt;div class='form-group'&gt;&lt;label for='destino_lixo'&gt;Destino do lixo Caseiro: &lt;/label&gt;&lt;input type='text' class='form-control  has-feedback {{ $errors-&gt;has('destino_lixo') ? 'has-error' : '' }}' name='destino_lixo' value='{{ $householder-&gt;destino_lixo or old('destino_lixo') }}'&gt;&lt;/div&gt;" calcext:value-type="string">
            <text:p>&lt;div class='form-group'&gt;&lt;label for='destino_lixo'&gt;Destino do lixo Caseiro: &lt;/label&gt;&lt;input type='text' class='form-control <text:s/>has-feedback {{ $errors-&gt;has('destino_lixo') ? 'has-error' : '' }}' name='destino_lixo' value='{{ $householder-&gt;destino_lixo or old('destino_lix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0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so_substancia</text:p>
          </table:table-cell>
          <table:table-cell table:formula="of:=[.B20]&amp;[.C20]&amp;&quot;');&quot;" office:value-type="string" office:string-value="$table-&gt;string('uso_substancia');" calcext:value-type="string">
            <text:p>$table-&gt;string('uso_substancia');</text:p>
          </table:table-cell>
          <table:table-cell/>
          <table:table-cell office:value-type="string" calcext:value-type="string">
            <text:p>Existe caso de uso de substância psicoativa na família?</text:p>
          </table:table-cell>
          <table:table-cell table:formula="of:=&quot;'&quot;&amp;[.C20]&amp;&quot;',&quot;" office:value-type="string" office:string-value="'uso_substancia'," calcext:value-type="string">
            <text:p>'uso_substancia',</text:p>
          </table:table-cell>
          <table:table-cell table:number-columns-repeated="4"/>
          <table:table-cell table:formula="of:=&quot;&lt;div class='form-group'&gt;&lt;label for='&quot;&amp;[.C20]&amp;&quot;'&gt;&quot;&amp;[.F20]&amp;&quot; &lt;/label&gt;&lt;input type='text' class='form-control  has-feedback {{ $errors-&gt;has('&quot;&amp;[.C20]&amp;&quot;') ? 'has-error' : '' }}' name='&quot;&amp;[.C20]&amp;&quot;' value='{{ $householder-&gt;&quot;&amp;[.C20]&amp;&quot; or old('&quot;&amp;[.C20]&amp;&quot;') }}'&gt;&lt;/div&gt;&quot;" office:value-type="string" office:string-value="&lt;div class='form-group'&gt;&lt;label for='uso_substancia'&gt;Existe caso de uso de substância psicoativa na família? &lt;/label&gt;&lt;input type='text' class='form-control  has-feedback {{ $errors-&gt;has('uso_substancia') ? 'has-error' : '' }}' name='uso_substancia' value='{{ $householder-&gt;uso_substancia or old('uso_substancia') }}'&gt;&lt;/div&gt;" calcext:value-type="string">
            <text:p>&lt;div class='form-group'&gt;&lt;label for='uso_substancia'&gt;Existe caso de uso de substância psicoativa na família? &lt;/label&gt;&lt;input type='text' class='form-control <text:s/>has-feedback {{ $errors-&gt;has('uso_substancia') ? 'has-error' : '' }}' name='uso_substancia' value='{{ $householder-&gt;uso_substancia or old('uso_substancia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1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urso_desejado</text:p>
          </table:table-cell>
          <table:table-cell table:formula="of:=[.B21]&amp;[.C21]&amp;&quot;');&quot;" office:value-type="string" office:string-value="$table-&gt;string('curso_desejado');" calcext:value-type="string">
            <text:p>$table-&gt;string('curso_desejado');</text:p>
          </table:table-cell>
          <table:table-cell/>
          <table:table-cell office:value-type="string" calcext:value-type="string">
            <text:p>Qual curso profissionalizante você gostaria de fazer?</text:p>
          </table:table-cell>
          <table:table-cell table:formula="of:=&quot;'&quot;&amp;[.C21]&amp;&quot;',&quot;" office:value-type="string" office:string-value="'curso_desejado'," calcext:value-type="string">
            <text:p>'curso_desejado',</text:p>
          </table:table-cell>
          <table:table-cell table:number-columns-repeated="4"/>
          <table:table-cell table:formula="of:=&quot;&lt;div class='form-group'&gt;&lt;label for='&quot;&amp;[.C21]&amp;&quot;'&gt;&quot;&amp;[.F21]&amp;&quot; &lt;/label&gt;&lt;input type='text' class='form-control  has-feedback {{ $errors-&gt;has('&quot;&amp;[.C21]&amp;&quot;') ? 'has-error' : '' }}' name='&quot;&amp;[.C21]&amp;&quot;' value='{{ $householder-&gt;&quot;&amp;[.C21]&amp;&quot; or old('&quot;&amp;[.C21]&amp;&quot;') }}'&gt;&lt;/div&gt;&quot;" office:value-type="string" office:string-value="&lt;div class='form-group'&gt;&lt;label for='curso_desejado'&gt;Qual curso profissionalizante você gostaria de fazer? &lt;/label&gt;&lt;input type='text' class='form-control  has-feedback {{ $errors-&gt;has('curso_desejado') ? 'has-error' : '' }}' name='curso_desejado' value='{{ $householder-&gt;curso_desejado or old('curso_desejado') }}'&gt;&lt;/div&gt;" calcext:value-type="string">
            <text:p>&lt;div class='form-group'&gt;&lt;label for='curso_desejado'&gt;Qual curso profissionalizante você gostaria de fazer? &lt;/label&gt;&lt;input type='text' class='form-control <text:s/>has-feedback {{ $errors-&gt;has('curso_desejado') ? 'has-error' : '' }}' name='curso_desejado' value='{{ $householder-&gt;curso_desejado or old('curso_desejado') }}'&gt;&lt;/div&gt;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office:value-type="string" calcext:value-type="string">
            <text:p>opcçõ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 / Qu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ão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oradia</text:p>
          </table:table-cell>
          <table:table-cell office:value-type="string" calcext:value-type="string">
            <text:p>Própria</text:p>
          </table:table-cell>
          <table:table-cell table:formula="of:=&quot;&lt;option value='&quot;&amp;[.B36]&amp;&quot;'&gt;&quot;" office:value-type="string" office:string-value="&lt;option value='Própria'&gt;" calcext:value-type="string">
            <text:p>&lt;option value='Própri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ugada</text:p>
          </table:table-cell>
          <table:table-cell table:formula="of:=&quot;&lt;option value='&quot;&amp;[.B37]&amp;&quot;'&gt;&quot;" office:value-type="string" office:string-value="&lt;option value='Alugada'&gt;" calcext:value-type="string">
            <text:p>&lt;option value='Alugad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edida</text:p>
          </table:table-cell>
          <table:table-cell table:formula="of:=&quot;&lt;option value='&quot;&amp;[.B38]&amp;&quot;'&gt;&quot;" office:value-type="string" office:string-value="&lt;option value='Cedida'&gt;" calcext:value-type="string">
            <text:p>&lt;option value='Cedid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undação Terra</text:p>
          </table:table-cell>
          <table:table-cell table:formula="of:=&quot;&lt;option value='&quot;&amp;[.B39]&amp;&quot;'&gt;&quot;" office:value-type="string" office:string-value="&lt;option value='Fundação Terra'&gt;" calcext:value-type="string">
            <text:p>&lt;option value='Fundação Terr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formula="of:=&quot;&lt;option value='&quot;&amp;[.B40]&amp;&quot;'&gt;&quot;" office:value-type="string" office:string-value="&lt;option value='Outros'&gt;" calcext:value-type="string">
            <text:p>&lt;option value='Outros'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pocasa</text:p>
          </table:table-cell>
          <table:table-cell office:value-type="string" calcext:value-type="string">
            <text:p>Casa</text:p>
          </table:table-cell>
          <table:table-cell table:formula="of:=&quot;&lt;option value='&quot;&amp;[.B41]&amp;&quot;'&gt;&quot;" office:value-type="string" office:string-value="&lt;option value='Casa'&gt;" calcext:value-type="string">
            <text:p>&lt;option value='Cas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uarto</text:p>
          </table:table-cell>
          <table:table-cell table:formula="of:=&quot;&lt;option value='&quot;&amp;[.B42]&amp;&quot;'&gt;&quot;" office:value-type="string" office:string-value="&lt;option value='Quarto'&gt;" calcext:value-type="string">
            <text:p>&lt;option value='Quarto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ro(especificar)</text:p>
          </table:table-cell>
          <table:table-cell table:formula="of:=&quot;&lt;option value='&quot;&amp;[.B43]&amp;&quot;'&gt;&quot;" office:value-type="string" office:string-value="&lt;option value='Outro(especificar)'&gt;" calcext:value-type="string">
            <text:p>&lt;option value='Outro(especificar)'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adiaMateriaç</text:p>
          </table:table-cell>
          <table:table-cell office:value-type="string" calcext:value-type="string">
            <text:p>Lona ou Plástico</text:p>
          </table:table-cell>
          <table:table-cell table:formula="of:=&quot;&lt;option value='&quot;&amp;[.B44]&amp;&quot;'&gt;&quot;" office:value-type="string" office:string-value="&lt;option value='Lona ou Plástico'&gt;" calcext:value-type="string">
            <text:p>&lt;option value='Lona ou Plástico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venaria</text:p>
          </table:table-cell>
          <table:table-cell table:formula="of:=&quot;&lt;option value='&quot;&amp;[.B45]&amp;&quot;'&gt;&quot;" office:value-type="string" office:string-value="&lt;option value='Alvenaria'&gt;" calcext:value-type="string">
            <text:p>&lt;option value='Alvenari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deira aproveitada</text:p>
          </table:table-cell>
          <table:table-cell table:formula="of:=&quot;&lt;option value='&quot;&amp;[.B46]&amp;&quot;'&gt;&quot;" office:value-type="string" office:string-value="&lt;option value='Madeira aproveitada'&gt;" calcext:value-type="string">
            <text:p>&lt;option value='Madeira aproveitada'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ipa</text:p>
          </table:table-cell>
          <table:table-cell table:formula="of:=&quot;&lt;option value='&quot;&amp;[.B47]&amp;&quot;'&gt;&quot;" office:value-type="string" office:string-value="&lt;option value='Taipa'&gt;" calcext:value-type="string">
            <text:p>&lt;option value='Taipa'&gt;</text:p>
          </table:table-cell>
          <table:table-cell table:number-columns-repeated="9"/>
        </table:table-row>
      </table:table>
      <table:table table:name="family_member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$Planilha2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householder_id</text:p>
          </table:table-cell>
          <table:table-cell table:formula="of:=[.B1]&amp;[.C1]&amp;&quot;');&quot;" office:value-type="string" office:string-value="$table-&gt;integer('householder_id');" calcext:value-type="string">
            <text:p>$table-&gt;integer('householder_id');</text:p>
          </table:table-cell>
          <table:table-cell/>
          <table:table-cell office:value-type="string" calcext:value-type="string">
            <text:p>ID do Chefe</text:p>
          </table:table-cell>
          <table:table-cell table:formula="of:=&quot;'&quot;&amp;[.C1]&amp;&quot;',&quot;" office:value-type="string" office:string-value="'householder_id'," calcext:value-type="string">
            <text:p>'householder_id',</text:p>
          </table:table-cell>
          <table:table-cell office:value-type="float" office:value="17" calcext:value-type="float">
            <text:p>17</text:p>
          </table:table-cell>
          <table:table-cell table:formula="of:=&quot;'&quot;&amp;[.C1]&amp;&quot;' &quot;&amp;VLOOKUP([.H1];[$Planilha5.$A$1:$Planilha5.$B$21];2; )" office:value-type="string" office:string-value="'householder_id'  =&gt; $faker- &gt;numberBetween(1,220)," calcext:value-type="string">
            <text:p>'householder_id' <text:s/>=&gt; $faker- &gt;numberBetween(1,220),</text:p>
          </table:table-cell>
          <table:table-cell table:number-columns-repeated="2"/>
          <table:table-cell table:formula="of:=&quot;&lt;div class='form-group'&gt;&lt;label for='&quot;&amp;[.C1]&amp;&quot;'&gt;&quot;&amp;[.F1]&amp;&quot; &lt;/label&gt;&lt;input type='text' class='form-control  has-feedback {{ $errors-&gt;has('&quot;&amp;[.C1]&amp;&quot;') ? 'has-error' : '' }}' name='&quot;&amp;[.C1]&amp;&quot;' value='{{ $familymember-&gt;&quot;&amp;[.C1]&amp;&quot; or old('&quot;&amp;[.C1]&amp;&quot;') }}'&gt;&lt;/div&gt;&quot;" office:value-type="string" office:string-value="&lt;div class='form-group'&gt;&lt;label for='householder_id'&gt;ID do Chefe &lt;/label&gt;&lt;input type='text' class='form-control  has-feedback {{ $errors-&gt;has('householder_id') ? 'has-error' : '' }}' name='householder_id' value='{{ $familymember-&gt;householder_id or old('householder_id') }}'&gt;&lt;/div&gt;" calcext:value-type="string">
            <text:p>&lt;div class='form-group'&gt;&lt;label for='householder_id'&gt;ID do Chefe &lt;/label&gt;&lt;input type='text' class='form-control <text:s/>has-feedback {{ $errors-&gt;has('householder_id') ? 'has-error' : '' }}' name='householder_id' value='{{ $familymember-&gt;householder_id or old('householder_id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2]&amp;[.C2]&amp;&quot;');&quot;" office:value-type="string" office:string-value="$table-&gt;string('nome');" calcext:value-type="string">
            <text:p>$table-&gt;string('nome');</text:p>
          </table:table-cell>
          <table:table-cell/>
          <table:table-cell office:value-type="string" calcext:value-type="string">
            <text:p>Nome:</text:p>
          </table:table-cell>
          <table:table-cell table:formula="of:=&quot;'&quot;&amp;[.C2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2]&amp;&quot;' &quot;&amp;VLOOKUP([.H2];[$Planilha5.$A$1:$Planilha5.$B$21];2; )" office:value-type="string" office:string-value="'nome'  =&gt; $faker-&gt;name," calcext:value-type="string">
            <text:p>'nome' <text:s/>=&gt; $faker-&gt;name,</text:p>
          </table:table-cell>
          <table:table-cell table:number-columns-repeated="2"/>
          <table:table-cell table:formula="of:=&quot;&lt;div class='form-group'&gt;&lt;label for='&quot;&amp;[.C2]&amp;&quot;'&gt;&quot;&amp;[.F2]&amp;&quot; &lt;/label&gt;&lt;input type='text' class='form-control  has-feedback {{ $errors-&gt;has('&quot;&amp;[.C2]&amp;&quot;') ? 'has-error' : '' }}' name='&quot;&amp;[.C2]&amp;&quot;' value='{{ $familymember-&gt;&quot;&amp;[.C2]&amp;&quot; or old('&quot;&amp;[.C2]&amp;&quot;') }}'&gt;&lt;/div&gt;&quot;" office:value-type="string" office:string-value="&lt;div class='form-group'&gt;&lt;label for='nome'&gt;Nome: &lt;/label&gt;&lt;input type='text' class='form-control  has-feedback {{ $errors-&gt;has('nome') ? 'has-error' : '' }}' name='nome' value='{{ $familymember-&gt;nome or old('nome') }}'&gt;&lt;/div&gt;" calcext:value-type="string">
            <text:p>&lt;div class='form-group'&gt;&lt;label for='nome'&gt;Nome: &lt;/label&gt;&lt;input type='text' class='form-control <text:s/>has-feedback {{ $errors-&gt;has('nome') ? 'has-error' : '' }}' name='nome' value='{{ $familymember-&gt;nome or old('nome') }}'&gt;&lt;/div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];[$Planilha2.$A$1:$Planilha2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3]&amp;[.C3]&amp;&quot;');&quot;" office:value-type="string" office:string-value="$table-&gt;date('nascimento');" calcext:value-type="string">
            <text:p>$table-&gt;date('nascimento');</text:p>
          </table:table-cell>
          <table:table-cell/>
          <table:table-cell office:value-type="string" calcext:value-type="string">
            <text:p>Data de Nascimento:</text:p>
          </table:table-cell>
          <table:table-cell table:formula="of:=&quot;'&quot;&amp;[.C3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3]&amp;&quot;' &quot;&amp;VLOOKUP([.H3];[$Planilha5.$A$1:$Planilha5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  <table:table-cell table:number-columns-repeated="2"/>
          <table:table-cell table:formula="of:=&quot;&lt;div class='form-group'&gt;&lt;label for='&quot;&amp;[.C3]&amp;&quot;'&gt;&quot;&amp;[.F3]&amp;&quot; &lt;/label&gt;&lt;input type='text' class='form-control  has-feedback {{ $errors-&gt;has('&quot;&amp;[.C3]&amp;&quot;') ? 'has-error' : '' }}' name='&quot;&amp;[.C3]&amp;&quot;' value='{{ $familymember-&gt;&quot;&amp;[.C3]&amp;&quot; or old('&quot;&amp;[.C3]&amp;&quot;') }}'&gt;&lt;/div&gt;&quot;" office:value-type="string" office:string-value="&lt;div class='form-group'&gt;&lt;label for='nascimento'&gt;Data de Nascimento: &lt;/label&gt;&lt;input type='text' class='form-control  has-feedback {{ $errors-&gt;has('nascimento') ? 'has-error' : '' }}' name='nascimento' value='{{ $familymember-&gt;nascimento or old('nascimento') }}'&gt;&lt;/div&gt;" calcext:value-type="string">
            <text:p>&lt;div class='form-group'&gt;&lt;label for='nascimento'&gt;Data de Nascimento: &lt;/label&gt;&lt;input type='text' class='form-control <text:s/>has-feedback {{ $errors-&gt;has('nascimento') ? 'has-error' : '' }}' name='nascimento' value='{{ $familymember-&gt;nascimento or old('nasci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/>
          <table:table-cell office:value-type="string" calcext:value-type="string">
            <text:p>CPF:</text:p>
          </table:table-cell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$Planilha5.$B$21];2; )" office:value-type="string" office:string-value="'cpf'  =&gt; $faker- &gt;randomNumber(11)," calcext:value-type="string">
            <text:p>'cpf' <text:s/>=&gt; $faker- &gt;randomNumber(11),</text:p>
          </table:table-cell>
          <table:table-cell table:number-columns-repeated="2"/>
          <table:table-cell table:formula="of:=&quot;&lt;div class='form-group'&gt;&lt;label for='&quot;&amp;[.C4]&amp;&quot;'&gt;&quot;&amp;[.F4]&amp;&quot; &lt;/label&gt;&lt;input type='text' class='form-control  has-feedback {{ $errors-&gt;has('&quot;&amp;[.C4]&amp;&quot;') ? 'has-error' : '' }}' name='&quot;&amp;[.C4]&amp;&quot;' value='{{ $familymember-&gt;&quot;&amp;[.C4]&amp;&quot; or old('&quot;&amp;[.C4]&amp;&quot;') }}'&gt;&lt;/div&gt;&quot;" office:value-type="string" office:string-value="&lt;div class='form-group'&gt;&lt;label for='cpf'&gt;CPF: &lt;/label&gt;&lt;input type='text' class='form-control  has-feedback {{ $errors-&gt;has('cpf') ? 'has-error' : '' }}' name='cpf' value='{{ $familymember-&gt;cpf or old('cpf') }}'&gt;&lt;/div&gt;" calcext:value-type="string">
            <text:p>&lt;div class='form-group'&gt;&lt;label for='cpf'&gt;CPF: &lt;/label&gt;&lt;input type='text' class='form-control <text:s/>has-feedback {{ $errors-&gt;has('cpf') ? 'has-error' : '' }}' name='cpf' value='{{ $familymember-&gt;cpf or old('cp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rentesco</text:p>
          </table:table-cell>
          <table:table-cell table:formula="of:=[.B5]&amp;[.C5]&amp;&quot;');&quot;" office:value-type="string" office:string-value="$table-&gt;string('parentesco');" calcext:value-type="string">
            <text:p>$table-&gt;string('parentesco');</text:p>
          </table:table-cell>
          <table:table-cell/>
          <table:table-cell office:value-type="string" calcext:value-type="string">
            <text:p>Parentesco</text:p>
          </table:table-cell>
          <table:table-cell table:formula="of:=&quot;'&quot;&amp;[.C5]&amp;&quot;',&quot;" office:value-type="string" office:string-value="'parentesco'," calcext:value-type="string">
            <text:p>'parentesco',</text:p>
          </table:table-cell>
          <table:table-cell office:value-type="float" office:value="18" calcext:value-type="float">
            <text:p>18</text:p>
          </table:table-cell>
          <table:table-cell table:formula="of:=&quot;'&quot;&amp;[.C5]&amp;&quot;' &quot;&amp;VLOOKUP([.H5];[$Planilha5.$A$1:$Planilha5.$B$21];2; )" office:value-type="string" office:string-value="'parentesco'  =&gt; $faker- &gt;randomElement(array(‘Pai’,’Mãe’,’Filho’,’Irmão’))," calcext:value-type="string">
            <text:p>'parentesco' <text:s/>=&gt; $faker- &gt;randomElement(array(‘Pai’,’Mãe’,’Filho’,’Irmão’)),</text:p>
          </table:table-cell>
          <table:table-cell table:number-columns-repeated="2"/>
          <table:table-cell table:formula="of:=&quot;&lt;div class='form-group'&gt;&lt;label for='&quot;&amp;[.C5]&amp;&quot;'&gt;&quot;&amp;[.F5]&amp;&quot; &lt;/label&gt;&lt;input type='text' class='form-control  has-feedback {{ $errors-&gt;has('&quot;&amp;[.C5]&amp;&quot;') ? 'has-error' : '' }}' name='&quot;&amp;[.C5]&amp;&quot;' value='{{ $familymember-&gt;&quot;&amp;[.C5]&amp;&quot; or old('&quot;&amp;[.C5]&amp;&quot;') }}'&gt;&lt;/div&gt;&quot;" office:value-type="string" office:string-value="&lt;div class='form-group'&gt;&lt;label for='parentesco'&gt;Parentesco &lt;/label&gt;&lt;input type='text' class='form-control  has-feedback {{ $errors-&gt;has('parentesco') ? 'has-error' : '' }}' name='parentesco' value='{{ $familymember-&gt;parentesco or old('parentesco') }}'&gt;&lt;/div&gt;" calcext:value-type="string">
            <text:p>&lt;div class='form-group'&gt;&lt;label for='parentesco'&gt;Parentesco &lt;/label&gt;&lt;input type='text' class='form-control <text:s/>has-feedback {{ $errors-&gt;has('parentesco') ? 'has-error' : '' }}' name='parentesco' value='{{ $familymember-&gt;parentesco or old('parentesc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/>
          <table:table-cell office:value-type="string" calcext:value-type="string">
            <text:p>Profissão</text:p>
          </table:table-cell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$Planilha5.$B$21];2; )" office:value-type="string" office:string-value="'profissao'  =&gt; $faker- &gt;jobTitle," calcext:value-type="string">
            <text:p>'profissao' <text:s/>=&gt; $faker- &gt;jobTitle,</text:p>
          </table:table-cell>
          <table:table-cell table:number-columns-repeated="2"/>
          <table:table-cell table:formula="of:=&quot;&lt;div class='form-group'&gt;&lt;label for='&quot;&amp;[.C6]&amp;&quot;'&gt;&quot;&amp;[.F6]&amp;&quot; &lt;/label&gt;&lt;input type='text' class='form-control  has-feedback {{ $errors-&gt;has('&quot;&amp;[.C6]&amp;&quot;') ? 'has-error' : '' }}' name='&quot;&amp;[.C6]&amp;&quot;' value='{{ $familymember-&gt;&quot;&amp;[.C6]&amp;&quot; or old('&quot;&amp;[.C6]&amp;&quot;') }}'&gt;&lt;/div&gt;&quot;" office:value-type="string" office:string-value="&lt;div class='form-group'&gt;&lt;label for='profissao'&gt;Profissão &lt;/label&gt;&lt;input type='text' class='form-control  has-feedback {{ $errors-&gt;has('profissao') ? 'has-error' : '' }}' name='profissao' value='{{ $familymember-&gt;profissao or old('profissao') }}'&gt;&lt;/div&gt;" calcext:value-type="string">
            <text:p>&lt;div class='form-group'&gt;&lt;label for='profissao'&gt;Profissão &lt;/label&gt;&lt;input type='text' class='form-control <text:s/>has-feedback {{ $errors-&gt;has('profissao') ? 'has-error' : '' }}' name='profissao' value='{{ $familymember-&gt;profissao or old('profissa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$Planilha2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7]&amp;[.C7]&amp;&quot;');&quot;" office:value-type="string" office:string-value="$table-&gt;string('escolaridade');" calcext:value-type="string">
            <text:p>$table-&gt;string('escolaridade');</text:p>
          </table:table-cell>
          <table:table-cell/>
          <table:table-cell office:value-type="string" calcext:value-type="string">
            <text:p>Escolaridade</text:p>
          </table:table-cell>
          <table:table-cell table:formula="of:=&quot;'&quot;&amp;[.C7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7]&amp;&quot;' &quot;&amp;VLOOKUP([.H7];[$Planilha5.$A$1:$Planilha5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  <table:table-cell table:number-columns-repeated="2"/>
          <table:table-cell table:formula="of:=&quot;&lt;div class='form-group'&gt;&lt;label for='&quot;&amp;[.C7]&amp;&quot;'&gt;&quot;&amp;[.F7]&amp;&quot; &lt;/label&gt;&lt;input type='text' class='form-control  has-feedback {{ $errors-&gt;has('&quot;&amp;[.C7]&amp;&quot;') ? 'has-error' : '' }}' name='&quot;&amp;[.C7]&amp;&quot;' value='{{ $familymember-&gt;&quot;&amp;[.C7]&amp;&quot; or old('&quot;&amp;[.C7]&amp;&quot;') }}'&gt;&lt;/div&gt;&quot;" office:value-type="string" office:string-value="&lt;div class='form-group'&gt;&lt;label for='escolaridade'&gt;Escolaridade &lt;/label&gt;&lt;input type='text' class='form-control  has-feedback {{ $errors-&gt;has('escolaridade') ? 'has-error' : '' }}' name='escolaridade' value='{{ $familymember-&gt;escolaridade or old('escolaridade') }}'&gt;&lt;/div&gt;" calcext:value-type="string">
            <text:p>&lt;div class='form-group'&gt;&lt;label for='escolaridade'&gt;Escolaridade &lt;/label&gt;&lt;input type='text' class='form-control <text:s/>has-feedback {{ $errors-&gt;has('escolaridade') ? 'has-error' : '' }}' name='escolaridade' value='{{ $familymember-&gt;escolaridade or old('escolaridade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8];[$Planilha2.$A$1:$Planilha2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</text:p>
          </table:table-cell>
          <table:table-cell table:formula="of:=[.B8]&amp;[.C8]&amp;&quot;');&quot;" office:value-type="string" office:string-value="$table-&gt;float('renda');" calcext:value-type="string">
            <text:p>$table-&gt;float('renda');</text:p>
          </table:table-cell>
          <table:table-cell/>
          <table:table-cell office:value-type="string" calcext:value-type="string">
            <text:p>Renda</text:p>
          </table:table-cell>
          <table:table-cell table:formula="of:=&quot;'&quot;&amp;[.C8]&amp;&quot;',&quot;" office:value-type="string" office:string-value="'renda'," calcext:value-type="string">
            <text:p>'renda',</text:p>
          </table:table-cell>
          <table:table-cell office:value-type="float" office:value="15" calcext:value-type="float">
            <text:p>15</text:p>
          </table:table-cell>
          <table:table-cell table:formula="of:=&quot;'&quot;&amp;[.C8]&amp;&quot;' &quot;&amp;VLOOKUP([.H8];[$Planilha5.$A$1:$Planilha5.$B$21];2; )" office:value-type="string" office:string-value="'renda'  =&gt; $faker- &gt;randomFloat(2,0,6)," calcext:value-type="string">
            <text:p>'renda' <text:s/>=&gt; $faker- &gt;randomFloat(2,0,6),</text:p>
          </table:table-cell>
          <table:table-cell table:number-columns-repeated="2"/>
          <table:table-cell table:formula="of:=&quot;&lt;div class='form-group'&gt;&lt;label for='&quot;&amp;[.C8]&amp;&quot;'&gt;&quot;&amp;[.F8]&amp;&quot; &lt;/label&gt;&lt;input type='text' class='form-control  has-feedback {{ $errors-&gt;has('&quot;&amp;[.C8]&amp;&quot;') ? 'has-error' : '' }}' name='&quot;&amp;[.C8]&amp;&quot;' value='{{ $familymember-&gt;&quot;&amp;[.C8]&amp;&quot; or old('&quot;&amp;[.C8]&amp;&quot;') }}'&gt;&lt;/div&gt;&quot;" office:value-type="string" office:string-value="&lt;div class='form-group'&gt;&lt;label for='renda'&gt;Renda &lt;/label&gt;&lt;input type='text' class='form-control  has-feedback {{ $errors-&gt;has('renda') ? 'has-error' : '' }}' name='renda' value='{{ $familymember-&gt;renda or old('renda') }}'&gt;&lt;/div&gt;" calcext:value-type="string">
            <text:p>&lt;div class='form-group'&gt;&lt;label for='renda'&gt;Renda &lt;/label&gt;&lt;input type='text' class='form-control <text:s/>has-feedback {{ $errors-&gt;has('renda') ? 'has-error' : '' }}' name='renda' value='{{ $familymember-&gt;renda or old('renda') }}'&gt;&lt;/div&gt;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formula="of:=&quot;$table-&gt;&quot;&amp;[.B2]&amp;&quot;('&quot;" office:value-type="string" office:string-value="$table-&gt;string('" calcext:value-type="string">
            <text:p>$table-&gt;string(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table:formula="of:=&quot;$table-&gt;&quot;&amp;[.B3]&amp;&quot;('&quot;" office:value-type="string" office:string-value="$table-&gt;date('" calcext:value-type="string">
            <text:p>$table-&gt;date(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formula="of:=&quot;$table-&gt;&quot;&amp;[.B4]&amp;&quot;('&quot;" office:value-type="string" office:string-value="$table-&gt;integer('" calcext:value-type="string">
            <text:p>$table-&gt;integer(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formula="of:=&quot;$table-&gt;&quot;&amp;[.B5]&amp;&quot;('&quot;" office:value-type="string" office:string-value="$table-&gt;float('" calcext:value-type="string">
            <text:p>$table-&gt;float(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table:formula="of:=&quot;$table-&gt;&quot;&amp;[.B6]&amp;&quot;('&quot;" office:value-type="string" office:string-value="$table-&gt;text('" calcext:value-type="string">
            <text:p>$table-&gt;text(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table:formula="of:=&quot;$table-&gt;&quot;&amp;[.B7]&amp;&quot;('&quot;" office:value-type="string" office:string-value="$table-&gt;boolean('" calcext:value-type="string">
            <text:p>$table-&gt;boolean('</text:p>
          </table:table-cell>
        </table:table-row>
      </table:table>
      <table:table table:name="Planilh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=&gt; $faker- &gt;date(‘Y-m-d’,’now’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=&gt; $faker- &gt;randomNumber(1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=&gt; $faker- &gt;jobTitle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=&gt; $faker- &gt;streetNam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=&gt; $faker- &gt;buildingNumber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=&gt; $faker- &gt;streetSuffix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=&gt; $faker- &gt;secondaryAddress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=&gt; $faker- &gt;city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=&gt; $faker- &gt;postcode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=&gt; $faker- &gt;stateAbbr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=&gt; $faker- &gt;tollFreePhoneNumber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=&gt; $faker- &gt;randomDigitNotNull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=&gt; $faker- &gt;randomFloat(2,0,6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=&gt; $faker- &gt;text(18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=&gt; $faker- &gt;numberBetween(1,22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<text:s/>=&gt; $faker- &gt;randomElement(array(‘Pai’,’Mãe’,’Filho’,’Irmão’)),</text:p>
          </table:table-cell>
        </table:table-row>
      </table:table>
      <table:table table:name="Planilha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]&amp;&quot; &quot;&amp;[.B1]&amp;&quot;'  {{ ((old('escolaridade',$householder→escolaridade) == '&quot;&amp;[.A1]&amp;&quot; &quot;&amp;[.B1]&amp;&quot;') ? 'selected':'') }}&gt;&quot;&amp;[.A1]&amp;&quot; &quot;&amp;[.B1]&amp;&quot;&lt;/option&gt;&quot;" office:value-type="string" office:string-value="&lt;option value='Fundamental Incompleto'  {{ ((old('escolaridade',$householder→escolaridade) == 'Fundamental Incompleto') ? 'selected':'') }}&gt;Fundamental Incompleto&lt;/option&gt;" calcext:value-type="string">
            <text:p>&lt;option value='Fundamental Incompleto' <text:s/>{{ ((old('escolaridade',$householder→escolaridade) == 'Fundamental Incompleto') ? 'selected':'') }}&gt;Fundamental Incompleto&lt;/option&gt;</text:p>
          </table:table-cell>
          <table:table-cell table:formula="of:=&quot;&lt;option value='&quot;&amp;[.A1]&amp;&quot; &quot;&amp;[.B1]&amp;&quot;' @if((old('escolaridade') == '&quot;&amp;[.A1]&amp;&quot; &quot;&amp;[.B1]&amp;&quot;')or((isset($householder))and($householder-&gt;escolaridade == '&quot;&amp;[.A1]&amp;&quot; &quot;&amp;[.B1]&amp;&quot;'))) selected   @endif&gt;&quot;&amp;[.A1]&amp;&quot; &quot;&amp;[.B1]&amp;&quot;&lt;/option&gt;&quot;" office:value-type="string" office:string-value="&lt;option value='Fundamental Incompleto' @if((old('escolaridade') == 'Fundamental Incompleto')or((isset($householder))and($householder-&gt;escolaridade == 'Fundamental Incompleto'))) selected   @endif&gt;Fundamental Incompleto&lt;/option&gt;" calcext:value-type="string">
            <text:p>&lt;option value='Fundamental Incompleto' @if((old('escolaridade') == 'Fundamental Incompleto')or((isset($householder))and($householder-&gt;escolaridade == 'Fundamental Incompleto'))) selected <text:s text:c="2"/>@endif&gt;Fundamental Incompleto&lt;/option&gt;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2]&amp;&quot; &quot;&amp;[.B2]&amp;&quot;'  {{ ((old('escolaridade',$householder→escolaridade) == '&quot;&amp;[.A2]&amp;&quot; &quot;&amp;[.B2]&amp;&quot;') ? 'selected':'') }}&gt;&quot;&amp;[.A2]&amp;&quot; &quot;&amp;[.B2]&amp;&quot;&lt;/option&gt;&quot;" office:value-type="string" office:string-value="&lt;option value='Fundamental Completo'  {{ ((old('escolaridade',$householder→escolaridade) == 'Fundamental Completo') ? 'selected':'') }}&gt;Fundamental Completo&lt;/option&gt;" calcext:value-type="string">
            <text:p>&lt;option value='Fundamental Completo' <text:s/>{{ ((old('escolaridade',$householder→escolaridade) == 'Fundamental Completo') ? 'selected':'') }}&gt;Fundamental Completo&lt;/option&gt;</text:p>
          </table:table-cell>
          <table:table-cell table:formula="of:=&quot;&lt;option value='&quot;&amp;[.A2]&amp;&quot; &quot;&amp;[.B2]&amp;&quot;' @if((old('escolaridade') == '&quot;&amp;[.A2]&amp;&quot; &quot;&amp;[.B2]&amp;&quot;')or((isset($householder))and($householder-&gt;escolaridade == '&quot;&amp;[.A2]&amp;&quot; &quot;&amp;[.B2]&amp;&quot;'))) selected   @endif&gt;&quot;&amp;[.A2]&amp;&quot; &quot;&amp;[.B2]&amp;&quot;&lt;/option&gt;&quot;" office:value-type="string" office:string-value="&lt;option value='Fundamental Completo' @if((old('escolaridade') == 'Fundamental Completo')or((isset($householder))and($householder-&gt;escolaridade == 'Fundamental Completo'))) selected   @endif&gt;Fundamental Completo&lt;/option&gt;" calcext:value-type="string">
            <text:p>&lt;option value='Fundamental Completo' @if((old('escolaridade') == 'Fundamental Completo')or((isset($householder))and($householder-&gt;escolaridade == 'Fundamental Completo'))) selected <text:s text:c="2"/>@endif&gt;Fundamental 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3]&amp;&quot; &quot;&amp;[.B3]&amp;&quot;'  {{ ((old('escolaridade',$householder→escolaridade) == '&quot;&amp;[.A3]&amp;&quot; &quot;&amp;[.B3]&amp;&quot;') ? 'selected':'') }}&gt;&quot;&amp;[.A3]&amp;&quot; &quot;&amp;[.B3]&amp;&quot;&lt;/option&gt;&quot;" office:value-type="string" office:string-value="&lt;option value='Médio Incompleto'  {{ ((old('escolaridade',$householder→escolaridade) == 'Médio Incompleto') ? 'selected':'') }}&gt;Médio Incompleto&lt;/option&gt;" calcext:value-type="string">
            <text:p>&lt;option value='Médio Incompleto' <text:s/>{{ ((old('escolaridade',$householder→escolaridade) == 'Médio Incompleto') ? 'selected':'') }}&gt;Médio Incompleto&lt;/option&gt;</text:p>
          </table:table-cell>
          <table:table-cell table:formula="of:=&quot;&lt;option value='&quot;&amp;[.A3]&amp;&quot; &quot;&amp;[.B3]&amp;&quot;' @if((old('escolaridade') == '&quot;&amp;[.A3]&amp;&quot; &quot;&amp;[.B3]&amp;&quot;')or((isset($householder))and($householder-&gt;escolaridade == '&quot;&amp;[.A3]&amp;&quot; &quot;&amp;[.B3]&amp;&quot;'))) selected   @endif&gt;&quot;&amp;[.A3]&amp;&quot; &quot;&amp;[.B3]&amp;&quot;&lt;/option&gt;&quot;" office:value-type="string" office:string-value="&lt;option value='Médio Incompleto' @if((old('escolaridade') == 'Médio Incompleto')or((isset($householder))and($householder-&gt;escolaridade == 'Médio Incompleto'))) selected   @endif&gt;Médio Incompleto&lt;/option&gt;" calcext:value-type="string">
            <text:p>&lt;option value='Médio Incompleto' @if((old('escolaridade') == 'Médio Incompleto')or((isset($householder))and($householder-&gt;escolaridade == 'Médio Incompleto'))) selected <text:s text:c="2"/>@endif&gt;Médio In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4]&amp;&quot; &quot;&amp;[.B4]&amp;&quot;'  {{ ((old('escolaridade',$householder→escolaridade) == '&quot;&amp;[.A4]&amp;&quot; &quot;&amp;[.B4]&amp;&quot;') ? 'selected':'') }}&gt;&quot;&amp;[.A4]&amp;&quot; &quot;&amp;[.B4]&amp;&quot;&lt;/option&gt;&quot;" office:value-type="string" office:string-value="&lt;option value='Médio Completo'  {{ ((old('escolaridade',$householder→escolaridade) == 'Médio Completo') ? 'selected':'') }}&gt;Médio Completo&lt;/option&gt;" calcext:value-type="string">
            <text:p>&lt;option value='Médio Completo' <text:s/>{{ ((old('escolaridade',$householder→escolaridade) == 'Médio Completo') ? 'selected':'') }}&gt;Médio Completo&lt;/option&gt;</text:p>
          </table:table-cell>
          <table:table-cell table:formula="of:=&quot;&lt;option value='&quot;&amp;[.A4]&amp;&quot; &quot;&amp;[.B4]&amp;&quot;' @if((old('escolaridade') == '&quot;&amp;[.A4]&amp;&quot; &quot;&amp;[.B4]&amp;&quot;')or((isset($householder))and($householder-&gt;escolaridade == '&quot;&amp;[.A4]&amp;&quot; &quot;&amp;[.B4]&amp;&quot;'))) selected   @endif&gt;&quot;&amp;[.A4]&amp;&quot; &quot;&amp;[.B4]&amp;&quot;&lt;/option&gt;&quot;" office:value-type="string" office:string-value="&lt;option value='Médio Completo' @if((old('escolaridade') == 'Médio Completo')or((isset($householder))and($householder-&gt;escolaridade == 'Médio Completo'))) selected   @endif&gt;Médio Completo&lt;/option&gt;" calcext:value-type="string">
            <text:p>&lt;option value='Médio Completo' @if((old('escolaridade') == 'Médio Completo')or((isset($householder))and($householder-&gt;escolaridade == 'Médio Completo'))) selected <text:s text:c="2"/>@endif&gt;Médio 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5]&amp;&quot; &quot;&amp;[.B5]&amp;&quot;'  {{ ((old('escolaridade',$householder→escolaridade) == '&quot;&amp;[.A5]&amp;&quot; &quot;&amp;[.B5]&amp;&quot;') ? 'selected':'') }}&gt;&quot;&amp;[.A5]&amp;&quot; &quot;&amp;[.B5]&amp;&quot;&lt;/option&gt;&quot;" office:value-type="string" office:string-value="&lt;option value='Superior Incompleto'  {{ ((old('escolaridade',$householder→escolaridade) == 'Superior Incompleto') ? 'selected':'') }}&gt;Superior Incompleto&lt;/option&gt;" calcext:value-type="string">
            <text:p>&lt;option value='Superior Incompleto' <text:s/>{{ ((old('escolaridade',$householder→escolaridade) == 'Superior Incompleto') ? 'selected':'') }}&gt;Superior Incompleto&lt;/option&gt;</text:p>
          </table:table-cell>
          <table:table-cell table:formula="of:=&quot;&lt;option value='&quot;&amp;[.A5]&amp;&quot; &quot;&amp;[.B5]&amp;&quot;' @if((old('escolaridade') == '&quot;&amp;[.A5]&amp;&quot; &quot;&amp;[.B5]&amp;&quot;')or((isset($householder))and($householder-&gt;escolaridade == '&quot;&amp;[.A5]&amp;&quot; &quot;&amp;[.B5]&amp;&quot;'))) selected   @endif&gt;&quot;&amp;[.A5]&amp;&quot; &quot;&amp;[.B5]&amp;&quot;&lt;/option&gt;&quot;" office:value-type="string" office:string-value="&lt;option value='Superior Incompleto' @if((old('escolaridade') == 'Superior Incompleto')or((isset($householder))and($householder-&gt;escolaridade == 'Superior Incompleto'))) selected   @endif&gt;Superior Incompleto&lt;/option&gt;" calcext:value-type="string">
            <text:p>&lt;option value='Superior Incompleto' @if((old('escolaridade') == 'Superior Incompleto')or((isset($householder))and($householder-&gt;escolaridade == 'Superior Incompleto'))) selected <text:s text:c="2"/>@endif&gt;Superior In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6]&amp;&quot; &quot;&amp;[.B6]&amp;&quot;'  {{ ((old('escolaridade',$householder→escolaridade) == '&quot;&amp;[.A6]&amp;&quot; &quot;&amp;[.B6]&amp;&quot;') ? 'selected':'') }}&gt;&quot;&amp;[.A6]&amp;&quot; &quot;&amp;[.B6]&amp;&quot;&lt;/option&gt;&quot;" office:value-type="string" office:string-value="&lt;option value='Superior Completo'  {{ ((old('escolaridade',$householder→escolaridade) == 'Superior Completo') ? 'selected':'') }}&gt;Superior Completo&lt;/option&gt;" calcext:value-type="string">
            <text:p>&lt;option value='Superior Completo' <text:s/>{{ ((old('escolaridade',$householder→escolaridade) == 'Superior Completo') ? 'selected':'') }}&gt;Superior Completo&lt;/option&gt;</text:p>
          </table:table-cell>
          <table:table-cell table:formula="of:=&quot;&lt;option value='&quot;&amp;[.A6]&amp;&quot; &quot;&amp;[.B6]&amp;&quot;' @if((old('escolaridade') == '&quot;&amp;[.A6]&amp;&quot; &quot;&amp;[.B6]&amp;&quot;')or((isset($householder))and($householder-&gt;escolaridade == '&quot;&amp;[.A6]&amp;&quot; &quot;&amp;[.B6]&amp;&quot;'))) selected   @endif&gt;&quot;&amp;[.A6]&amp;&quot; &quot;&amp;[.B6]&amp;&quot;&lt;/option&gt;&quot;" office:value-type="string" office:string-value="&lt;option value='Superior Completo' @if((old('escolaridade') == 'Superior Completo')or((isset($householder))and($householder-&gt;escolaridade == 'Superior Completo'))) selected   @endif&gt;Superior Completo&lt;/option&gt;" calcext:value-type="string">
            <text:p>&lt;option value='Superior Completo' @if((old('escolaridade') == 'Superior Completo')or((isset($householder))and($householder-&gt;escolaridade == 'Superior Completo'))) selected <text:s text:c="2"/>@endif&gt;Superior 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7]&amp;&quot; &quot;&amp;[.B7]&amp;&quot;'  {{ ((old('escolaridade',$householder→escolaridade) == '&quot;&amp;[.A7]&amp;&quot; &quot;&amp;[.B7]&amp;&quot;') ? 'selected':'') }}&gt;&quot;&amp;[.A7]&amp;&quot; &quot;&amp;[.B7]&amp;&quot;&lt;/option&gt;&quot;" office:value-type="string" office:string-value="&lt;option value='Pós-graduação (Lato senso) Incompleto'  {{ ((old('escolaridade',$householder→escolaridade) == 'Pós-graduação (Lato senso) Incompleto') ? 'selected':'') }}&gt;Pós-graduação (Lato senso) Incompleto&lt;/option&gt;" calcext:value-type="string">
            <text:p>&lt;option value='Pós-graduação (Lato senso) Incompleto' <text:s/>{{ ((old('escolaridade',$householder→escolaridade) == 'Pós-graduação (Lato senso) Incompleto') ? 'selected':'') }}&gt;Pós-graduação (Lato senso) Incompleto&lt;/option&gt;</text:p>
          </table:table-cell>
          <table:table-cell table:formula="of:=&quot;&lt;option value='&quot;&amp;[.A7]&amp;&quot; &quot;&amp;[.B7]&amp;&quot;' @if((old('escolaridade') == '&quot;&amp;[.A7]&amp;&quot; &quot;&amp;[.B7]&amp;&quot;')or((isset($householder))and($householder-&gt;escolaridade == '&quot;&amp;[.A7]&amp;&quot; &quot;&amp;[.B7]&amp;&quot;'))) selected   @endif&gt;&quot;&amp;[.A7]&amp;&quot; &quot;&amp;[.B7]&amp;&quot;&lt;/option&gt;&quot;" office:value-type="string" office:string-value="&lt;option value='Pós-graduação (Lato senso) Incompleto' @if((old('escolaridade') == 'Pós-graduação (Lato senso) Incompleto')or((isset($householder))and($householder-&gt;escolaridade == 'Pós-graduação (Lato senso) Incompleto'))) selected   @endif&gt;Pós-graduação (Lato senso) Incompleto&lt;/option&gt;" calcext:value-type="string">
            <text:p>&lt;option value='Pós-graduação (Lato senso) Incompleto' @if((old('escolaridade') == 'Pós-graduação (Lato senso) Incompleto')or((isset($householder))and($householder-&gt;escolaridade == 'Pós-graduação (Lato senso) Incompleto'))) selected <text:s text:c="2"/>@endif&gt;Pós-graduação (Lato senso) In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8]&amp;&quot; &quot;&amp;[.B8]&amp;&quot;'  {{ ((old('escolaridade',$householder→escolaridade) == '&quot;&amp;[.A8]&amp;&quot; &quot;&amp;[.B8]&amp;&quot;') ? 'selected':'') }}&gt;&quot;&amp;[.A8]&amp;&quot; &quot;&amp;[.B8]&amp;&quot;&lt;/option&gt;&quot;" office:value-type="string" office:string-value="&lt;option value='Pós-graduação (Lato senso) Completo'  {{ ((old('escolaridade',$householder→escolaridade) == 'Pós-graduação (Lato senso) Completo') ? 'selected':'') }}&gt;Pós-graduação (Lato senso) Completo&lt;/option&gt;" calcext:value-type="string">
            <text:p>&lt;option value='Pós-graduação (Lato senso) Completo' <text:s/>{{ ((old('escolaridade',$householder→escolaridade) == 'Pós-graduação (Lato senso) Completo') ? 'selected':'') }}&gt;Pós-graduação (Lato senso) Completo&lt;/option&gt;</text:p>
          </table:table-cell>
          <table:table-cell table:formula="of:=&quot;&lt;option value='&quot;&amp;[.A8]&amp;&quot; &quot;&amp;[.B8]&amp;&quot;' @if((old('escolaridade') == '&quot;&amp;[.A8]&amp;&quot; &quot;&amp;[.B8]&amp;&quot;')or((isset($householder))and($householder-&gt;escolaridade == '&quot;&amp;[.A8]&amp;&quot; &quot;&amp;[.B8]&amp;&quot;'))) selected   @endif&gt;&quot;&amp;[.A8]&amp;&quot; &quot;&amp;[.B8]&amp;&quot;&lt;/option&gt;&quot;" office:value-type="string" office:string-value="&lt;option value='Pós-graduação (Lato senso) Completo' @if((old('escolaridade') == 'Pós-graduação (Lato senso) Completo')or((isset($householder))and($householder-&gt;escolaridade == 'Pós-graduação (Lato senso) Completo'))) selected   @endif&gt;Pós-graduação (Lato senso) Completo&lt;/option&gt;" calcext:value-type="string">
            <text:p>&lt;option value='Pós-graduação (Lato senso) Completo' @if((old('escolaridade') == 'Pós-graduação (Lato senso) Completo')or((isset($householder))and($householder-&gt;escolaridade == 'Pós-graduação (Lato senso) Completo'))) selected <text:s text:c="2"/>@endif&gt;Pós-graduação (Lato sens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9]&amp;&quot; &quot;&amp;[.B9]&amp;&quot;'  {{ ((old('escolaridade',$householder→escolaridade) == '&quot;&amp;[.A9]&amp;&quot; &quot;&amp;[.B9]&amp;&quot;') ? 'selected':'') }}&gt;&quot;&amp;[.A9]&amp;&quot; &quot;&amp;[.B9]&amp;&quot;&lt;/option&gt;&quot;" office:value-type="string" office:string-value="&lt;option value='Pós-graduação (Stricto sensu, nível mestrado) Incompleto'  {{ ((old('escolaridade',$householder→escolaridade) == 'Pós-graduação (Stricto sensu, nível mestrado) Incompleto') ? 'selected':'') }}&gt;Pós-graduação (Stricto sensu, nível mestrado) Incompleto&lt;/option&gt;" calcext:value-type="string">
            <text:p>&lt;option value='Pós-graduação (Stricto sensu, nível mestrado) Incompleto' <text:s/>{{ ((old('escolaridade',$householder→escolaridade) == 'Pós-graduação (Stricto sensu, nível mestrado) Incompleto') ? 'selected':'') }}&gt;Pós-graduação (Stricto sensu, nível mestrado) Incompleto&lt;/option&gt;</text:p>
          </table:table-cell>
          <table:table-cell table:formula="of:=&quot;&lt;option value='&quot;&amp;[.A9]&amp;&quot; &quot;&amp;[.B9]&amp;&quot;' @if((old('escolaridade') == '&quot;&amp;[.A9]&amp;&quot; &quot;&amp;[.B9]&amp;&quot;')or((isset($householder))and($householder-&gt;escolaridade == '&quot;&amp;[.A9]&amp;&quot; &quot;&amp;[.B9]&amp;&quot;'))) selected   @endif&gt;&quot;&amp;[.A9]&amp;&quot; &quot;&amp;[.B9]&amp;&quot;&lt;/option&gt;&quot;" office:value-type="string" office:string-value="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  @endif&gt;Pós-graduação (Stricto sensu, nível mestrado) Incompleto&lt;/option&gt;" calcext:value-type="string">
            <text:p>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<text:s text:c="2"/>@endif&gt;Pós-graduação (Stricto sensu, nível mestrado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0]&amp;&quot; &quot;&amp;[.B10]&amp;&quot;'  {{ ((old('escolaridade',$householder→escolaridade) == '&quot;&amp;[.A10]&amp;&quot; &quot;&amp;[.B10]&amp;&quot;') ? 'selected':'') }}&gt;&quot;&amp;[.A10]&amp;&quot; &quot;&amp;[.B10]&amp;&quot;&lt;/option&gt;&quot;" office:value-type="string" office:string-value="&lt;option value='Pós-graduação (Stricto sensu, nível mestrado) Completo'  {{ ((old('escolaridade',$householder→escolaridade) == 'Pós-graduação (Stricto sensu, nível mestrado) Completo') ? 'selected':'') }}&gt;Pós-graduação (Stricto sensu, nível mestrado) Completo&lt;/option&gt;" calcext:value-type="string">
            <text:p>&lt;option value='Pós-graduação (Stricto sensu, nível mestrado) Completo' <text:s/>{{ ((old('escolaridade',$householder→escolaridade) == 'Pós-graduação (Stricto sensu, nível mestrado) Completo') ? 'selected':'') }}&gt;Pós-graduação (Stricto sensu, nível mestrado) Completo&lt;/option&gt;</text:p>
          </table:table-cell>
          <table:table-cell table:formula="of:=&quot;&lt;option value='&quot;&amp;[.A10]&amp;&quot; &quot;&amp;[.B10]&amp;&quot;' @if((old('escolaridade') == '&quot;&amp;[.A10]&amp;&quot; &quot;&amp;[.B10]&amp;&quot;')or((isset($householder))and($householder-&gt;escolaridade == '&quot;&amp;[.A10]&amp;&quot; &quot;&amp;[.B10]&amp;&quot;'))) selected   @endif&gt;&quot;&amp;[.A10]&amp;&quot; &quot;&amp;[.B10]&amp;&quot;&lt;/option&gt;&quot;" office:value-type="string" office:string-value="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  @endif&gt;Pós-graduação (Stricto sensu, nível mestrado) Completo&lt;/option&gt;" calcext:value-type="string">
            <text:p>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<text:s text:c="2"/>@endif&gt;Pós-graduação (Stricto sensu, nível mestrad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1]&amp;&quot; &quot;&amp;[.B11]&amp;&quot;'  {{ ((old('escolaridade',$householder→escolaridade) == '&quot;&amp;[.A11]&amp;&quot; &quot;&amp;[.B11]&amp;&quot;') ? 'selected':'') }}&gt;&quot;&amp;[.A11]&amp;&quot; &quot;&amp;[.B11]&amp;&quot;&lt;/option&gt;&quot;" office:value-type="string" office:string-value="&lt;option value='Pós-graduação (Stricto sensu, nível doutor) Incompleto'  {{ ((old('escolaridade',$householder→escolaridade) == 'Pós-graduação (Stricto sensu, nível doutor) Incompleto') ? 'selected':'') }}&gt;Pós-graduação (Stricto sensu, nível doutor) Incompleto&lt;/option&gt;" calcext:value-type="string">
            <text:p>&lt;option value='Pós-graduação (Stricto sensu, nível doutor) Incompleto' <text:s/>{{ ((old('escolaridade',$householder→escolaridade) == 'Pós-graduação (Stricto sensu, nível doutor) Incompleto') ? 'selected':'') }}&gt;Pós-graduação (Stricto sensu, nível doutor) Incompleto&lt;/option&gt;</text:p>
          </table:table-cell>
          <table:table-cell table:formula="of:=&quot;&lt;option value='&quot;&amp;[.A11]&amp;&quot; &quot;&amp;[.B11]&amp;&quot;' @if((old('escolaridade') == '&quot;&amp;[.A11]&amp;&quot; &quot;&amp;[.B11]&amp;&quot;')or((isset($householder))and($householder-&gt;escolaridade == '&quot;&amp;[.A11]&amp;&quot; &quot;&amp;[.B11]&amp;&quot;'))) selected   @endif&gt;&quot;&amp;[.A11]&amp;&quot; &quot;&amp;[.B11]&amp;&quot;&lt;/option&gt;&quot;" office:value-type="string" office:string-value="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  @endif&gt;Pós-graduação (Stricto sensu, nível doutor) Incompleto&lt;/option&gt;" calcext:value-type="string">
            <text:p>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<text:s text:c="2"/>@endif&gt;Pós-graduação (Stricto sensu, nível doutor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2]&amp;&quot; &quot;&amp;[.B12]&amp;&quot;'  {{ ((old('escolaridade',$householder→escolaridade) == '&quot;&amp;[.A12]&amp;&quot; &quot;&amp;[.B12]&amp;&quot;') ? 'selected':'') }}&gt;&quot;&amp;[.A12]&amp;&quot; &quot;&amp;[.B12]&amp;&quot;&lt;/option&gt;&quot;" office:value-type="string" office:string-value="&lt;option value='Pós-graduação (Stricto sensu, nível doutor) Completo'  {{ ((old('escolaridade',$householder→escolaridade) == 'Pós-graduação (Stricto sensu, nível doutor) Completo') ? 'selected':'') }}&gt;Pós-graduação (Stricto sensu, nível doutor) Completo&lt;/option&gt;" calcext:value-type="string">
            <text:p>&lt;option value='Pós-graduação (Stricto sensu, nível doutor) Completo' <text:s/>{{ ((old('escolaridade',$householder→escolaridade) == 'Pós-graduação (Stricto sensu, nível doutor) Completo') ? 'selected':'') }}&gt;Pós-graduação (Stricto sensu, nível doutor) Completo&lt;/option&gt;</text:p>
          </table:table-cell>
          <table:table-cell table:formula="of:=&quot;&lt;option value='&quot;&amp;[.A12]&amp;&quot; &quot;&amp;[.B12]&amp;&quot;' @if((old('escolaridade') == '&quot;&amp;[.A12]&amp;&quot; &quot;&amp;[.B12]&amp;&quot;')or((isset($householder))and($householder-&gt;escolaridade == '&quot;&amp;[.A12]&amp;&quot; &quot;&amp;[.B12]&amp;&quot;'))) selected   @endif&gt;&quot;&amp;[.A12]&amp;&quot; &quot;&amp;[.B12]&amp;&quot;&lt;/option&gt;&quot;" office:value-type="string" office:string-value="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  @endif&gt;Pós-graduação (Stricto sensu, nível doutor) Completo&lt;/option&gt;" calcext:value-type="string">
            <text:p>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<text:s text:c="2"/>@endif&gt;Pós-graduação (Stricto sensu, nível doutor) Completo&lt;/option&gt;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 {{ ((old('escolaridade') == $key || $householder→escolaridade == </text:span>) ? 'selected':'') }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$householder-&gt;nome or old('nome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5:17:20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38:00.701000000</meta:creation-date>
    <dc:date>2018-03-30T16:18:27.723000000</dc:date>
    <meta:editing-duration>PT2H51M54S</meta:editing-duration>
    <meta:editing-cycles>8</meta:editing-cycles>
    <meta:generator>LibreOffice/6.0.2.1$Windows_X86_64 LibreOffice_project/f7f06a8f319e4b62f9bc5095aa112a65d2f3ac89</meta:generator>
    <meta:document-statistic meta:table-count="6" meta:cell-count="607" meta:object-count="0"/>
  </office:meta>
</office:document-meta>
</file>